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fo:min-height="1.427cm"/>
    </style:style>
    <style:style style:name="gr3" style:family="graphic" style:parent-style-name="standard">
      <style:graphic-properties draw:stroke="none" svg:stroke-color="#000000" draw:fill="none" draw:fill-color="#ffffff" fo:min-height="1.709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e6e6e6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e6e6e6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24cm" svg:y1="2.232cm" svg:x2="5.351cm" svg:y2="3.248cm">
          <text:p/>
        </draw:line>
        <draw:line draw:style-name="gr1" draw:text-style-name="P1" draw:layer="layout" svg:x1="8.018cm" svg:y1="2.232cm" svg:x2="10.979cm" svg:y2="3.175cm">
          <text:p/>
        </draw:line>
        <draw:line draw:style-name="gr1" draw:text-style-name="P1" draw:layer="layout" svg:x1="7.302cm" svg:y1="0.859cm" svg:x2="7.302cm" svg:y2="1.462cm">
          <text:p/>
        </draw:line>
        <draw:line draw:style-name="gr1" draw:text-style-name="P1" draw:layer="layout" svg:x1="5.602cm" svg:y1="4.658cm" svg:x2="5.602cm" svg:y2="4.926cm">
          <text:p/>
        </draw:line>
        <draw:line draw:style-name="gr1" draw:text-style-name="P1" draw:layer="layout" svg:x1="11.402cm" svg:y1="4.757cm" svg:x2="11.139cm" svg:y2="6.423cm">
          <text:p/>
        </draw:line>
        <draw:line draw:style-name="gr1" draw:text-style-name="P1" draw:layer="layout" svg:x1="5.402cm" svg:y1="6.324cm" svg:x2="2.921cm" svg:y2="6.985cm">
          <text:p/>
        </draw:line>
        <draw:line draw:style-name="gr1" draw:text-style-name="P1" draw:layer="layout" svg:x1="6.105cm" svg:y1="6.296cm" svg:x2="7.609cm" svg:y2="8.201cm">
          <text:p/>
        </draw:line>
        <draw:line draw:style-name="gr1" draw:text-style-name="P1" draw:layer="layout" svg:x1="12.571cm" svg:y1="4.824cm" svg:x2="18.288cm" svg:y2="12.446cm">
          <text:p/>
        </draw:line>
        <draw:line draw:style-name="gr1" draw:text-style-name="P1" draw:layer="layout" svg:x1="2.359cm" svg:y1="8.228cm" svg:x2="2.359cm" svg:y2="8.496cm">
          <text:p/>
        </draw:line>
        <draw:line draw:style-name="gr1" draw:text-style-name="P1" draw:layer="layout" svg:x1="11.302cm" svg:y1="8.19cm" svg:x2="11.302cm" svg:y2="8.458cm">
          <text:p/>
        </draw:line>
        <draw:frame draw:style-name="gr2" draw:text-style-name="P2" draw:layer="layout" svg:width="3.583cm" svg:height="1.677cm" svg:x="0.51cm" svg:y="12.9cm">
          <draw:text-box>
            <text:p><text:span text:style-name="T1"/></text:p>
            <text:p><text:span text:style-name="T1"/></text:p>
          </draw:text-box>
        </draw:frame>
        <draw:line draw:style-name="gr1" draw:text-style-name="P1" draw:layer="layout" svg:x1="2.367cm" svg:y1="9.779cm" svg:x2="2.34cm" svg:y2="12.646cm">
          <text:p/>
        </draw:line>
        <draw:line draw:style-name="gr1" draw:text-style-name="P1" draw:layer="layout" svg:x1="7.302cm" svg:y1="9.698cm" svg:x2="6.223cm" svg:y2="12.7cm">
          <text:p/>
        </draw:line>
        <draw:line draw:style-name="gr1" draw:text-style-name="P1" draw:layer="layout" svg:x1="11.546cm" svg:y1="9.725cm" svg:x2="10.16cm" svg:y2="10.541cm">
          <text:p/>
        </draw:line>
        <draw:line draw:style-name="gr1" draw:text-style-name="P1" draw:layer="layout" svg:x1="11.841cm" svg:y1="9.725cm" svg:x2="14.478cm" svg:y2="12.7cm">
          <text:p/>
        </draw:line>
        <draw:frame draw:style-name="gr3" draw:text-style-name="P2" draw:layer="layout" svg:width="3.355cm" svg:height="1.959cm" svg:x="0.609cm" svg:y="15.059cm">
          <draw:text-box>
            <text:p><text:span text:style-name="T1"/></text:p>
            <text:p><text:span text:style-name="T1"/></text:p>
          </draw:text-box>
        </draw:frame>
        <draw:frame draw:style-name="gr3" draw:text-style-name="P2" draw:layer="layout" svg:width="3.355cm" svg:height="1.959cm" svg:x="4.699cm" svg:y="15.034cm">
          <draw:text-box>
            <text:p><text:span text:style-name="T1"/></text:p>
            <text:p><text:span text:style-name="T1"/></text:p>
          </draw:text-box>
        </draw:frame>
        <draw:frame draw:style-name="gr3" draw:text-style-name="P2" draw:layer="layout" svg:width="3.355cm" svg:height="1.959cm" svg:x="8.509cm" svg:y="15.034cm">
          <draw:text-box>
            <text:p><text:span text:style-name="T1"/></text:p>
            <text:p><text:span text:style-name="T1"/></text:p>
          </draw:text-box>
        </draw:frame>
        <draw:frame draw:style-name="gr3" draw:text-style-name="P2" draw:layer="layout" svg:width="3.355cm" svg:height="1.959cm" svg:x="12.901cm" svg:y="15.113cm">
          <draw:text-box>
            <text:p><text:span text:style-name="T1"/></text:p>
            <text:p><text:span text:style-name="T1"/></text:p>
          </draw:text-box>
        </draw:frame>
        <draw:frame draw:style-name="gr3" draw:text-style-name="P2" draw:layer="layout" svg:width="3.355cm" svg:height="1.959cm" svg:x="16.913cm" svg:y="15.059cm">
          <draw:text-box>
            <text:p><text:span text:style-name="T1"/></text:p>
            <text:p><text:span text:style-name="T1"/></text:p>
          </draw:text-box>
        </draw:frame>
        <draw:line draw:style-name="gr1" draw:text-style-name="P1" draw:layer="layout" svg:x1="2.286cm" svg:y1="14.605cm" svg:x2="2.286cm" svg:y2="15.113cm">
          <text:p/>
        </draw:line>
        <draw:line draw:style-name="gr1" draw:text-style-name="P1" draw:layer="layout" svg:x1="18.502cm" svg:y1="14.446cm" svg:x2="18.502cm" svg:y2="15.142cm">
          <text:p/>
        </draw:line>
        <draw:g>
          <svg:title>TexMaths</svg:title>
          <svg:desc>10§display§A = (2, \{\})§svg§600§FALSE§</svg:desc>
          <draw:polygon draw:style-name="gr4" draw:text-style-name="P3" draw:layer="layout" svg:width="1.684cm" svg:height="0.35cm" svg:x="6.116cm" svg:y="0.291cm" svg:viewBox="0 0 1685 351" draw:points="842,351 0,351 0,0 1685,0 1685,351">
            <text:p/>
          </draw:polygon>
          <draw:path draw:style-name="gr5" draw:text-style-name="P4" draw:layer="layout" svg:width="0.241cm" svg:height="0.252cm" svg:x="6.128cm" svg:y="0.302cm" svg:viewBox="0 0 242 253" svg:d="M51 212c-14 24-28 29-44 30-4 0-7 0-7 7 0 2 2 4 5 4 9 0 20-1 30-1 12 0 24 1 35 1 2 0 7 0 7-7 0-4-3-4-6-4-8-1-16-4-16-13 0-4 2-8 5-13l26-45h89c1 8 6 56 6 59 0 11-19 12-26 12-5 0-8 0-8 7 0 4 4 4 5 4 14 0 29-1 44-1 9 0 31 1 40 1 2 0 6 0 6-7 0-4-3-4-8-4-22 0-22-3-23-13l-21-221c-1-7-1-8-7-8s-7 2-9 6zM93 160l70-116 11 116z">
            <text:p/>
          </draw:path>
          <draw:path draw:style-name="gr5" draw:text-style-name="P4" draw:layer="layout" svg:width="0.234cm" svg:height="0.082cm" svg:x="6.496cm" svg:y="0.4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6.881cm" svg:y="0.29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5" draw:text-style-name="P4" draw:layer="layout" svg:width="0.14cm" svg:height="0.234cm" svg:x="7cm" svg:y="0.32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7.188cm" svg:y="0.51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7.339cm" svg:y="0.29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25cm" svg:height="0.351cm" svg:x="7.514cm" svg:y="0.29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7.683cm" svg:y="0.29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display§B = (\highlight{3}, \{\highlight{\alpha_x = 0, \alpha_y = 0, \alpha_z = 0}\})§svg§600§FALSE§</svg:desc>
          <draw:polygon draw:style-name="gr4" draw:text-style-name="P3" draw:layer="layout" svg:width="5.554cm" svg:height="0.538cm" svg:x="4.308cm" svg:y="1.526cm" svg:viewBox="0 0 5555 539" draw:points="2778,539 0,539 0,0 5555,0 5555,539">
            <text:p/>
          </draw:polygon>
          <draw:path draw:style-name="gr5" draw:text-style-name="P4" draw:layer="layout" svg:width="0.251cm" svg:height="0.24cm" svg:x="4.323cm" svg:y="1.618cm" svg:viewBox="0 0 252 241" svg:d="M42 214c-4 13-5 16-32 16-6 0-10 0-10 7 0 4 3 4 10 4h125c56 0 98-42 98-76 0-26-21-46-55-50 37-7 74-33 74-66 0-26-23-49-66-49h-118c-7 0-10 0-10 7 0 4 3 4 9 4 1 0 8 0 14 1 6 0 9 1 9 5 0 2 0 3-1 7zM95 112l22-88c3-12 4-13 19-13h45c31 0 39 21 39 36 0 31-31 65-74 65zM79 230c-5 0-6 0-8 0-3-1-4-1-4-4 0-1 0-2 1-8l25-98h66c34 0 41 26 41 41 0 35-31 69-73 69z">
            <text:p/>
          </draw:path>
          <draw:path draw:style-name="gr5" draw:text-style-name="P4" draw:layer="layout" svg:width="0.234cm" svg:height="0.082cm" svg:x="4.709cm" svg:y="1.7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5.094cm" svg:y="1.594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5.195cm" svg:y="1.526cm" svg:viewBox="0 0 388 438" draw:points="194,438 0,438 0,0 388,0 388,438">
            <text:p/>
          </draw:polygon>
          <draw:path draw:style-name="gr5" draw:text-style-name="P4" draw:layer="layout" svg:width="0.146cm" svg:height="0.242cm" svg:x="5.315cm" svg:y="1.624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041cm" svg:height="0.105cm" svg:x="5.612cm" svg:y="1.8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5.763cm" svg:y="1.594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olygon draw:style-name="gr6" draw:text-style-name="P5" draw:layer="layout" svg:width="3.639cm" svg:height="0.538cm" svg:x="5.912cm" svg:y="1.526cm" svg:viewBox="0 0 3640 539" draw:points="1820,539 0,539 0,0 3640,0 3640,539">
            <text:p/>
          </draw:polygon>
          <draw:path draw:style-name="gr5" draw:text-style-name="P4" draw:layer="layout" svg:width="0.197cm" svg:height="0.159cm" svg:x="6.032cm" svg:y="1.7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6.254cm" svg:y="1.802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6.536cm" svg:y="1.7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9cm" svg:y="1.62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7.092cm" svg:y="1.821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7.232cm" svg:y="1.7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26cm" svg:height="0.159cm" svg:x="7.453cm" svg:y="1.802cm" svg:viewBox="0 0 127 160" svg:d="M126 16c1-4 1-4 1-6 0-5-4-8-8-8-3 0-7 2-10 6-1 2-3 10-4 15l-5 20c-2 6-10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7.728cm" svg:y="1.7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8.092cm" svg:y="1.62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8.283cm" svg:y="1.8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8.423cm" svg:y="1.7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13cm" svg:height="0.111cm" svg:x="8.648cm" svg:y="1.802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8.912cm" svg:y="1.7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276cm" svg:y="1.62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9.576cm" svg:y="1.594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9.746cm" svg:y="1.594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\begin{align*}
symbols &amp;= \{a = \alpha_a, b = \alpha_b, c = \alpha_c, \\
&amp; ~~~~~x = \alpha_x, y = \alpha_y, z = \alpha_z\} \\
\end{align*}
§svg§600§FALSE§</svg:desc>
          <draw:polygon draw:style-name="gr4" draw:text-style-name="P3" draw:layer="layout" svg:width="5.474cm" svg:height="0.89cm" svg:x="11.869cm" svg:y="0.891cm" svg:viewBox="0 0 5475 891" draw:points="2737,891 0,891 0,0 5475,0 5475,891">
            <text:p/>
          </draw:polygon>
          <draw:path draw:style-name="gr5" draw:text-style-name="P4" draw:layer="layout" svg:width="0.129cm" svg:height="0.159cm" svg:x="11.887cm" svg:y="0.998cm" svg:viewBox="0 0 130 160" svg:d="M120 24c-10 0-17 8-17 16 0 5 3 10 11 10s16-6 16-20c0-16-15-30-42-30-47 0-60 36-60 52 0 27 27 33 37 35 18 3 37 7 37 27 0 9-9 38-51 38-5 0-32 0-40-18 13 1 22-9 22-19 0-8-6-12-13-12-9 0-20 7-20 23 0 20 20 34 51 34 57 0 71-43 71-58 0-13-7-22-11-26-10-10-20-12-36-15-12-3-26-5-26-21 0-11 8-32 39-32 9 0 27 2 32 16z">
            <text:p/>
          </draw:path>
          <draw:path draw:style-name="gr5" draw:text-style-name="P4" draw:layer="layout" svg:width="0.162cm" svg:height="0.227cm" svg:x="12.043cm" svg:y="0.998cm" svg:viewBox="0 0 163 228" svg:d="M162 22c1-5 1-6 1-9 0-6-5-9-10-9-4 0-9 2-13 7 0 2-3 13-5 19-2 10-4 19-7 29l-16 63c-1 5-16 30-39 30-19 0-22-15-22-28 0-17 6-39 18-70 5-14 7-18 7-25 0-16-12-29-29-29-34 0-47 51-47 54 0 4 4 4 4 4 4 0 4-1 6-6 9-34 24-44 36-44 2 0 8 0 8 11 0 9-3 18-6 25-14 37-20 57-20 74 0 31 22 42 43 42 14 0 26-6 36-16-5 18-9 36-23 54-9 12-23 23-39 23-5 0-21-1-27-15 6 0 10 0 15-4 4-4 7-8 7-15 0-11-9-12-13-12-8 0-20 5-20 23 0 17 16 30 38 30 36 0 73-32 83-72z">
            <text:p/>
          </draw:path>
          <draw:path draw:style-name="gr5" draw:text-style-name="P4" draw:layer="layout" svg:width="0.288cm" svg:height="0.159cm" svg:x="12.228cm" svg:y="0.998cm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8-9-32 0-50 23-56 31-1-20-16-31-32-31s-23 14-26 20c-6 13-11 33-11 34 0 4 4 4 4 4 4 0 4 0 6-8 6-25 13-42 26-42 6 0 11 3 11 16 0 7-1 11-6 30z">
            <text:p/>
          </draw:path>
          <draw:path draw:style-name="gr5" draw:text-style-name="P4" draw:layer="layout" svg:width="0.129cm" svg:height="0.248cm" svg:x="12.541cm" svg:y="0.91cm" svg:viewBox="0 0 130 249" svg:d="M68 4c0 0 0-4-5-4-8 0-34 3-43 4-3 0-7 0-7 7 0 4 4 4 9 4 17 0 18 2 18 6 0 2-4 14-5 22l-29 115c-5 17-6 23-6 35 0 34 19 56 45 56 42 0 85-53 85-104 0-32-18-56-47-56-16 0-31 10-41 21zM35 137c2-7 2-8 5-12 17-23 33-28 43-28 12 0 22 10 22 33 0 21-12 61-18 75-12 23-28 36-42 36-12 0-24-10-24-36 0-6 0-13 6-35z">
            <text:p/>
          </draw:path>
          <draw:path draw:style-name="gr5" draw:text-style-name="P4" draw:layer="layout" svg:width="0.15cm" svg:height="0.159cm" svg:x="12.69cm" svg:y="0.998cm" svg:viewBox="0 0 151 160" svg:d="M151 60c0-37-24-60-56-60-48 0-95 50-95 100 0 35 24 60 57 60 47 0 94-49 94-100zM57 152c-15 0-31-11-31-38 0-17 9-56 21-74 17-27 38-32 47-32 21 0 32 17 32 38 0 14-7 51-21 74-12 20-32 32-48 32z">
            <text:p/>
          </draw:path>
          <draw:path draw:style-name="gr5" draw:text-style-name="P4" draw:layer="layout" svg:width="0.075cm" svg:height="0.248cm" svg:x="12.86cm" svg:y="0.91cm" svg:viewBox="0 0 76 249" svg:d="M76 4c0 0 0-4-4-4-9 0-35 3-44 4-3 0-7 0-7 7 0 4 4 4 9 4 17 0 18 3 18 6l-1 7-45 176c-1 4-2 7-2 12 0 20 16 33 32 33 12 0 21-7 27-20 7-13 11-34 11-35 0-3-3-3-4-3-4 0-4 1-5 6-7 23-13 44-28 44-10 0-10-11-10-16 0-9 0-10 2-17z">
            <text:p/>
          </draw:path>
          <draw:path draw:style-name="gr5" draw:text-style-name="P4" draw:layer="layout" svg:width="0.129cm" svg:height="0.159cm" svg:x="12.974cm" svg:y="0.998cm" svg:viewBox="0 0 130 160" svg:d="M120 24c-10 0-17 8-17 16 0 5 3 10 11 10s16-6 16-20c0-16-15-30-42-30-47 0-60 36-60 52 0 27 27 33 37 35 18 3 37 7 37 27 0 9-9 38-51 38-5 0-32 0-40-18 13 1 22-9 22-19 0-8-6-12-13-12-9 0-20 7-20 23 0 20 20 34 51 34 57 0 71-43 71-58 0-13-7-22-11-26-10-10-20-12-36-15-12-3-26-5-26-21 0-11 8-32 39-32 9 0 27 2 32 16z">
            <text:p/>
          </draw:path>
          <draw:path draw:style-name="gr5" draw:text-style-name="P4" draw:layer="layout" svg:width="0.234cm" svg:height="0.082cm" svg:x="13.242cm" svg:y="1.0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25cm" svg:height="0.351cm" svg:x="13.618cm" svg:y="0.89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61cm" svg:height="0.159cm" svg:x="13.782cm" svg:y="0.998cm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
            <text:p/>
          </draw:path>
          <draw:path draw:style-name="gr5" draw:text-style-name="P4" draw:layer="layout" svg:width="0.234cm" svg:height="0.082cm" svg:x="14.07cm" svg:y="1.0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4.435cm" svg:y="0.99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4.659cm" svg:y="1.098cm" svg:viewBox="0 0 126 112" svg:d="M90 15c-6-9-14-15-26-15-32 0-64 35-64 71 0 24 16 41 37 41 14 0 26-8 36-17 4 14 19 17 25 17 9 0 15-6 20-13 5-10 8-24 8-25 0-3-3-3-3-3-4 0-4 1-6 7-3 12-8 27-18 27-6 0-8-5-8-12 0-4 2-13 4-20 1-6 4-17 5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041cm" svg:height="0.105cm" svg:x="14.845cm" svg:y="1.11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9cm" svg:height="0.248cm" svg:x="14.987cm" svg:y="0.91cm" svg:viewBox="0 0 130 249" svg:d="M68 4c0 0 0-4-5-4-8 0-34 3-43 4-3 0-7 0-7 7 0 4 4 4 9 4 17 0 18 2 18 6 0 2-3 14-5 22l-29 115c-5 17-6 23-6 35 0 34 19 56 45 56 42 0 85-53 85-104 0-32-18-56-47-56-16 0-31 10-41 21zM35 137c2-7 2-8 5-12 17-23 33-28 43-28 12 0 22 10 22 33 0 21-12 61-18 75-12 23-28 36-42 36-12 0-24-10-24-36 0-6 0-13 6-35z">
            <text:p/>
          </draw:path>
          <draw:path draw:style-name="gr5" draw:text-style-name="P4" draw:layer="layout" svg:width="0.234cm" svg:height="0.082cm" svg:x="15.238cm" svg:y="1.0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5.602cm" svg:y="0.99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5.828cm" svg:y="1.036cm" svg:viewBox="0 0 101 174" svg:d="M49 7c0 0 1-3 1-4s-1-3-4-3c-5 0-25 2-32 2-2 1-5 1-5 6 0 4 3 4 6 4 12 0 12 1 12 3s-2 12-4 18l-5 22c-3 9-16 63-17 66-1 6-1 9-1 12 0 25 16 41 37 41 31 0 64-33 64-70 0-29-21-41-38-41-13 0-23 7-31 13zM37 167c-12 0-19-10-19-25 0-9 2-18 9-45 1-5 1-6 6-11 9-11 21-16 30-16s18 7 18 24c0 10-6 35-13 49-6 12-19 24-31 24z">
            <text:p/>
          </draw:path>
          <draw:path draw:style-name="gr5" draw:text-style-name="P4" draw:layer="layout" svg:width="0.041cm" svg:height="0.105cm" svg:x="15.983cm" svg:y="1.11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37cm" svg:height="0.159cm" svg:x="16.123cm" svg:y="0.998cm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
            <text:p/>
          </draw:path>
          <draw:path draw:style-name="gr5" draw:text-style-name="P4" draw:layer="layout" svg:width="0.234cm" svg:height="0.082cm" svg:x="16.378cm" svg:y="1.0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6.743cm" svg:y="0.99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07cm" svg:height="0.111cm" svg:x="16.967cm" svg:y="1.098cm" svg:viewBox="0 0 108 112" svg:d="M93 14c-9 2-12 9-12 14 0 7 5 9 9 9 6 0 15-3 15-15 0-17-20-22-33-22-37 0-72 34-72 69 0 21 15 43 46 43 42 0 62-25 62-28 0-2-3-4-5-4-1 0-2 0-4 2-19 23-48 23-53 23-17 0-25-12-25-28 0-7 3-34 16-51 9-12 22-19 35-19 3 0 15 0 21 7z">
            <text:p/>
          </draw:path>
          <draw:path draw:style-name="gr5" draw:text-style-name="P4" draw:layer="layout" svg:width="0.041cm" svg:height="0.105cm" svg:x="17.126cm" svg:y="1.11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75cm" svg:height="0.159cm" svg:x="13.721cm" svg:y="1.525cm" svg:viewBox="0 0 176 160" svg:d="M108 50c2-10 10-42 35-42 2 0 10 0 17 4-9 2-16 11-16 19 0 6 3 13 13 13 8 0 19-7 19-21 0-18-21-23-33-23-20 0-33 19-37 27-9-23-28-27-38-27-37 0-57 46-57 54 0 4 3 4 4 4 3 0 4-1 5-4 12-37 35-46 47-46 7 0 19 3 19 23 0 11-6 35-19 85-6 22-18 36-33 36-3 0-11 0-18-4 9-2 16-9 16-19s-7-13-13-13c-10 0-19 10-19 21 0 16 18 23 33 23 24 0 36-25 37-27 5 13 17 27 38 27 37 0 57-45 57-54 0-4-3-4-4-4-3 0-4 2-5 4-11 38-35 46-47 46-14 0-19-11-19-23 0-8 2-15 6-31z">
            <text:p/>
          </draw:path>
          <draw:path draw:style-name="gr5" draw:text-style-name="P4" draw:layer="layout" svg:width="0.234cm" svg:height="0.082cm" svg:x="14.028cm" svg:y="1.55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4.393cm" svg:y="1.52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14.614cm" svg:y="1.625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041cm" svg:height="0.105cm" svg:x="14.81cm" svg:y="1.644cm" svg:viewBox="0 0 42 106" svg:d="M42 37c0-23-9-37-23-37-12 0-19 9-19 19 0 9 7 19 19 19 4 0 9-2 13-5 1-1 1-1 2-1v5c0 27-12 48-24 59-4 4-4 5-4 6 0 3 2 4 3 4 4 0 33-27 33-69z">
            <text:p/>
          </draw:path>
          <draw:path draw:style-name="gr5" draw:text-style-name="P4" draw:layer="layout" svg:width="0.162cm" svg:height="0.227cm" svg:x="14.945cm" svg:y="1.525cm" svg:viewBox="0 0 163 228" svg:d="M162 22c1-5 1-6 1-9 0-6-5-9-10-9-4 0-9 2-13 7 0 2-3 13-5 19-2 10-5 19-7 29l-16 63c-1 5-16 30-40 30-18 0-21-15-21-28 0-17 6-39 18-70 5-14 7-18 7-25 0-16-12-29-29-29-34 0-47 51-47 54 0 4 4 4 4 4 4 0 4-1 6-6 9-34 24-44 36-44 2 0 8 0 8 11 0 9-3 18-6 25-14 37-20 57-20 74 0 31 22 42 43 42 14 0 26-6 36-16-5 18-9 36-23 54-9 12-23 23-39 23-5 0-21-1-27-15 6 0 10 0 15-4 4-4 7-8 7-15 0-11-9-12-13-12-8 0-20 5-20 23 0 17 16 30 38 30 36 0 73-32 83-72z">
            <text:p/>
          </draw:path>
          <draw:path draw:style-name="gr5" draw:text-style-name="P4" draw:layer="layout" svg:width="0.234cm" svg:height="0.082cm" svg:x="15.237cm" svg:y="1.55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5.601cm" svg:y="1.52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26cm" svg:height="0.159cm" svg:x="15.823cm" svg:y="1.625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041cm" svg:height="0.105cm" svg:x="16.01cm" svg:y="1.644cm" svg:viewBox="0 0 42 106" svg:d="M42 37c0-23-9-37-23-37-12 0-19 9-19 19 0 9 7 19 19 19 4 0 9-2 13-5 1-1 1-1 1-1 1 0 1 0 1 5 0 27-12 48-24 59-4 4-4 5-4 6 0 3 2 4 3 4 4 0 33-27 33-69z">
            <text:p/>
          </draw:path>
          <draw:path draw:style-name="gr5" draw:text-style-name="P4" draw:layer="layout" svg:width="0.149cm" svg:height="0.159cm" svg:x="16.151cm" svg:y="1.525cm" svg:viewBox="0 0 150 160" svg:d="M32 127c19-21 29-29 42-40 0-1 22-19 35-32 33-33 41-50 41-51 0-4-3-4-4-4-2 0-3 1-5 4-11 17-18 23-27 23-8 0-12-6-18-12-7-8-13-15-24-15-27 0-43 33-43 40 0 2 1 4 4 4s4-2 5-4c7-16 27-16 30-16 7 0 14 2 22 5 14 5 18 5 27 5-12 16-42 41-49 47l-32 29c-24 24-36 44-36 47s4 3 4 3c3 0 4 0 6-4 8-13 19-22 30-22 8 0 12 3 21 13 6 8 12 13 22 13 35 0 56-45 56-54 0-2-2-4-5-4s-3 2-5 5c-8 23-30 30-42 30-7 0-13-3-21-5-12-5-17-6-25-6 0 0-6 0-9 1z">
            <text:p/>
          </draw:path>
          <draw:path draw:style-name="gr5" draw:text-style-name="P4" draw:layer="layout" svg:width="0.234cm" svg:height="0.082cm" svg:x="16.431cm" svg:y="1.55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6.796cm" svg:y="1.52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13cm" svg:height="0.111cm" svg:x="17.021cm" svg:y="1.625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125cm" svg:height="0.351cm" svg:x="17.193cm" svg:y="1.417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</draw:g>
        <draw:g>
          <svg:title>TexMaths</svg:title>
          <svg:desc>10§latex§\begin{align*}
C &amp;= (\highlight{4}, \{\highlight{\alpha_a \neq 0}, \alpha_x = 0, \\
&amp; ~~~~~ \alpha_y = 0, \alpha_z = 0\})
\end{align*}
§svg§600§FALSE§</svg:desc>
          <draw:polygon draw:style-name="gr4" draw:text-style-name="P3" draw:layer="layout" svg:width="4.144cm" svg:height="1.059cm" svg:x="3.209cm" svg:y="3.381cm" svg:viewBox="0 0 4145 1060" draw:points="2073,1060 0,1060 0,0 4145,0 4145,1060">
            <text:p/>
          </draw:polygon>
          <draw:path draw:style-name="gr5" draw:text-style-name="P4" draw:layer="layout" svg:width="0.25cm" svg:height="0.256cm" svg:x="3.227cm" svg:y="3.483cm" svg:viewBox="0 0 251 257" svg:d="M251 4c0-2-1-4-4-4-1 0-2 0-6 4l-24 27c-4-5-20-31-59-31-79 0-158 78-158 160 0 58 42 97 96 97 30 0 57-15 76-31 33-29 39-61 39-62 0-3-4-3-5-3-2 0-3 0-4 3-3 10-11 35-36 56-24 20-46 26-65 26-32 0-69-19-69-74 0-20 7-77 43-118 21-25 54-43 86-43 36 0 57 27 57 68 0 14-1 15-1 18 0 4 4 4 5 4 5 0 5-1 6-7z">
            <text:p/>
          </draw:path>
          <draw:path draw:style-name="gr5" draw:text-style-name="P4" draw:layer="layout" svg:width="0.234cm" svg:height="0.082cm" svg:x="3.603cm" svg:y="3.60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3.988cm" svg:y="3.467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4.089cm" svg:y="3.399cm" svg:viewBox="0 0 388 438" draw:points="194,438 0,438 0,0 388,0 388,438">
            <text:p/>
          </draw:polygon>
          <draw:path draw:style-name="gr5" draw:text-style-name="P4" draw:layer="layout" svg:width="0.156cm" svg:height="0.238cm" svg:x="4.204cm" svg:y="3.493cm" svg:viewBox="0 0 157 239" svg:d="M94 181v30c0 13-1 17-27 17h-7v11c14-1 33-1 48-1 14 0 33 0 48 1v-11h-8c-26 0-27-4-27-17v-30h36v-11h-36v-161c0-7 0-9-5-9-4 0-5 0-7 4l-109 166v11zM96 170h-86l86-132z">
            <text:p/>
          </draw:path>
          <draw:path draw:style-name="gr5" draw:text-style-name="P4" draw:layer="layout" svg:width="0.041cm" svg:height="0.105cm" svg:x="4.506cm" svg:y="3.69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4.657cm" svg:y="3.467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olygon draw:style-name="gr6" draw:text-style-name="P5" draw:layer="layout" svg:width="1.25cm" svg:height="0.523cm" svg:x="4.807cm" svg:y="3.381cm" svg:viewBox="0 0 1251 524" draw:points="626,524 0,524 0,0 1251,0 1251,524">
            <text:p/>
          </draw:polygon>
          <draw:path draw:style-name="gr5" draw:text-style-name="P4" draw:layer="layout" svg:width="0.197cm" svg:height="0.159cm" svg:x="4.926cm" svg:y="3.57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5.151cm" svg:y="3.675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5.453cm" svg:y="3.479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5.423cm" svg:y="3.60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5.787cm" svg:y="3.496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6.087cm" svg:y="3.69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6.227cm" svg:y="3.57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6.448cm" svg:y="3.675cm" svg:viewBox="0 0 133 112" svg:d="M50 83c-3 9-11 22-23 22-1 0-9 0-14-3 10-4 11-13 11-14 0-6-4-9-10-9-7 0-14 6-14 15 0 12 14 18 26 18 11 0 22-7 28-18 6 13 19 18 29 18 29 0 44-31 44-38 0-3-3-3-4-3-4 0-4 1-5 4-5 17-20 30-34 30-10 0-15-7-15-16 0-7 6-29 13-57 5-19 16-25 24-25 1 0 8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6.731cm" svg:y="3.60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095cm" svg:y="3.496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7.286cm" svg:y="3.69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4.086cm" svg:y="4.18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26cm" svg:height="0.159cm" svg:x="4.307cm" svg:y="4.284cm" svg:viewBox="0 0 127 160" svg:d="M126 16c1-4 1-4 1-6 0-5-4-8-8-8-3 0-7 2-10 6-1 2-3 10-4 15l-5 20c-2 6-10 37-10 40 0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4.581cm" svg:y="4.21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4.945cm" svg:y="4.106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5.137cm" svg:y="4.303cm" svg:viewBox="0 0 42 106" svg:d="M42 37c0-23-9-37-23-37-12 0-19 9-19 19 0 9 7 19 19 19 4 0 9-2 13-5 1-1 1-1 2-1v5c0 26-12 48-24 60-4 3-4 4-4 5 0 3 2 4 3 4 4 0 33-27 33-69z">
            <text:p/>
          </draw:path>
          <draw:path draw:style-name="gr5" draw:text-style-name="P4" draw:layer="layout" svg:width="0.197cm" svg:height="0.159cm" svg:x="5.277cm" svg:y="4.18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13cm" svg:height="0.111cm" svg:x="5.502cm" svg:y="4.284cm" svg:viewBox="0 0 114 112" svg:d="M27 88c6-7 10-12 32-28 5-5 23-20 31-27 15-14 24-27 24-30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5.766cm" svg:y="4.21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13cm" svg:y="4.106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6.316cm" svg:y="4.076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6.486cm" svg:y="4.076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\begin{align*}
D &amp;= (\highlight{5}, \{\highlight{\alpha_a=0},\alpha_x=0, \\
&amp; ~~~~~ \alpha_y = 0, \alpha_z = 0\})
\end{align*}§svg§600§FALSE§</svg:desc>
          <draw:polygon draw:style-name="gr4" draw:text-style-name="P3" draw:layer="layout" svg:width="4.169cm" svg:height="1.026cm" svg:x="9.71cm" svg:y="3.426cm" svg:viewBox="0 0 4170 1027" draw:points="2085,1027 0,1027 0,0 4170,0 4170,1027">
            <text:p/>
          </draw:polygon>
          <draw:path draw:style-name="gr5" draw:text-style-name="P4" draw:layer="layout" svg:width="0.269cm" svg:height="0.24cm" svg:x="9.724cm" svg:y="3.518cm" svg:viewBox="0 0 270 241" svg:d="M42 214c-4 13-4 16-32 16-6 0-10 0-10 7 0 4 3 4 10 4h117c73 0 143-74 143-152 0-49-30-89-83-89h-119c-7 0-10 0-10 7 0 4 3 4 10 4 4 0 11 0 15 1 6 0 8 1 8 5 0 2-1 3-2 7zM118 24c3-12 4-13 19-13h38c35 0 64 19 64 65 0 18-7 75-37 114-10 13-38 40-82 40h-40c-5 0-5 0-7 0-4-1-5-1-5-4 0-1 0-2 2-8z">
            <text:p/>
          </draw:path>
          <draw:path draw:style-name="gr5" draw:text-style-name="P4" draw:layer="layout" svg:width="0.234cm" svg:height="0.082cm" svg:x="10.128cm" svg:y="3.6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0.513cm" svg:y="3.494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0.615cm" svg:y="3.426cm" svg:viewBox="0 0 388 438" draw:points="194,438 0,438 0,0 388,0 388,438">
            <text:p/>
          </draw:polygon>
          <draw:path draw:style-name="gr5" draw:text-style-name="P4" draw:layer="layout" svg:width="0.14cm" svg:height="0.242cm" svg:x="10.738cm" svg:y="3.524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1.031cm" svg:y="3.7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11.182cm" svg:y="3.494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olygon draw:style-name="gr6" draw:text-style-name="P5" draw:layer="layout" svg:width="1.25cm" svg:height="0.49cm" svg:x="11.332cm" svg:y="3.426cm" svg:viewBox="0 0 1251 491" draw:points="626,491 0,491 0,0 1251,0 1251,491">
            <text:p/>
          </draw:polygon>
          <draw:path draw:style-name="gr5" draw:text-style-name="P4" draw:layer="layout" svg:width="0.197cm" svg:height="0.159cm" svg:x="11.452cm" svg:y="3.6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1.676cm" svg:y="3.702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1.949cm" svg:y="3.6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313cm" svg:y="3.52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2.612cm" svg:y="3.7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2.752cm" svg:y="3.6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2.974cm" svg:y="3.702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3.256cm" svg:y="3.6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3.62cm" svg:y="3.52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3.812cm" svg:y="3.7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0.611cm" svg:y="4.19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0.832cm" svg:y="4.296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11.107cm" svg:y="4.22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471cm" svg:y="4.11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662cm" svg:y="4.315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1.802cm" svg:y="4.19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2.027cm" svg:y="4.296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12.291cm" svg:y="4.22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655cm" svg:y="4.11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12.842cm" svg:y="4.08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3.012cm" svg:y="4.088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E &amp;= (\highlight{5}, \{\alpha_a \neq 0, \highlight{\alpha_x = -2}, \\
&amp; ~~~~~ \alpha_y = 0, \alpha_z = 0\})
\end{align*}
§svg§600§FALSE§</svg:desc>
          <draw:polygon draw:style-name="gr4" draw:text-style-name="P3" draw:layer="layout" svg:width="4.421cm" svg:height="1.026cm" svg:x="3.411cm" svg:y="5.082cm" svg:viewBox="0 0 4422 1027" draw:points="2211,1027 0,1027 0,0 4422,0 4422,1027">
            <text:p/>
          </draw:polygon>
          <draw:path draw:style-name="gr5" draw:text-style-name="P4" draw:layer="layout" svg:width="0.255cm" svg:height="0.239cm" svg:x="3.424cm" svg:y="5.175cm" svg:viewBox="0 0 256 240" svg:d="M236 158c1-2 2-4 2-5s0-4-4-4c-3 0-4 2-5 4-23 52-36 76-96 76h-52c-4 0-5 0-7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
            <text:p/>
          </draw:path>
          <draw:path draw:style-name="gr5" draw:text-style-name="P4" draw:layer="layout" svg:width="0.234cm" svg:height="0.082cm" svg:x="3.808cm" svg:y="5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4.193cm" svg:y="5.15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4.294cm" svg:y="5.082cm" svg:viewBox="0 0 388 438" draw:points="194,438 0,438 0,0 388,0 388,438">
            <text:p/>
          </draw:polygon>
          <draw:path draw:style-name="gr5" draw:text-style-name="P4" draw:layer="layout" svg:width="0.14cm" svg:height="0.242cm" svg:x="4.417cm" svg:y="5.18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4.711cm" svg:y="5.377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4.862cm" svg:y="5.15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5.026cm" svg:y="5.2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5.251cm" svg:y="5.358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5.552cm" svg:y="5.162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5.523cm" svg:y="5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5.887cm" svg:y="5.1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6.079cm" svg:y="5.377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53cm" svg:height="0.49cm" svg:x="6.205cm" svg:y="5.082cm" svg:viewBox="0 0 1531 491" draw:points="766,491 0,491 0,0 1531,0 1531,491">
            <text:p/>
          </draw:polygon>
          <draw:path draw:style-name="gr5" draw:text-style-name="P4" draw:layer="layout" svg:width="0.197cm" svg:height="0.159cm" svg:x="6.324cm" svg:y="5.2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6.546cm" svg:y="5.358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6.828cm" svg:y="5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7.208cm" svg:y="5.319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7.468cm" svg:y="5.18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7.765cm" svg:y="5.377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4.291cm" svg:y="5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4.512cm" svg:y="5.952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4.787cm" svg:y="5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5.151cm" svg:y="5.77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5.342cm" svg:y="5.971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5.482cm" svg:y="5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5.707cm" svg:y="5.952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5.971cm" svg:y="5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335cm" svg:y="5.77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6.522cm" svg:y="5.744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6.692cm" svg:y="5.744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display§\text{true}§svg§600§FALSE§</svg:desc>
          <draw:polygon draw:style-name="gr4" draw:text-style-name="P3" draw:layer="layout" svg:width="0.623cm" svg:height="0.215cm" svg:x="4.883cm" svg:y="2.415cm" svg:viewBox="0 0 624 216" draw:points="312,216 0,216 0,0 624,0 624,216">
            <text:p/>
          </draw:polygon>
          <draw:path draw:style-name="gr5" draw:text-style-name="P4" draw:layer="layout" svg:width="0.11cm" svg:height="0.22cm" svg:x="4.89cm" svg:y="2.414cm" svg:viewBox="0 0 111 221" svg:d="M55 76h50v-11h-50v-65h-9c-1 29-11 67-46 68v8h30v97c0 44 33 48 46 48 25 0 35-25 35-48v-20h-9v20c0 26-10 39-24 39-23 0-23-32-23-38z">
            <text:p/>
          </draw:path>
          <draw:path draw:style-name="gr5" draw:text-style-name="P4" draw:layer="layout" svg:width="0.118cm" svg:height="0.155cm" svg:x="5.029cm" svg:y="2.475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text-style-name="P4" draw:layer="layout" svg:width="0.177cm" svg:height="0.159cm" svg:x="5.168cm" svg:y="2.475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text-style-name="P4" draw:layer="layout" svg:width="0.136cm" svg:height="0.161cm" svg:x="5.361cm" svg:y="2.47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0§display§\text{false}§svg§600§FALSE§</svg:desc>
          <draw:polygon draw:style-name="gr4" draw:text-style-name="P3" draw:layer="layout" svg:width="0.673cm" svg:height="0.243cm" svg:x="9.963cm" svg:y="2.369cm" svg:viewBox="0 0 674 244" draw:points="337,244 0,244 0,0 674,0 674,244">
            <text:p/>
          </draw:polygon>
          <draw:path draw:style-name="gr5" draw:text-style-name="P4" draw:layer="layout" svg:width="0.114cm" svg:height="0.248cm" svg:x="9.975cm" svg:y="2.364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text-style-name="P4" draw:layer="layout" svg:width="0.159cm" svg:height="0.161cm" svg:x="10.085cm" svg:y="2.455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text-style-name="P4" draw:layer="layout" svg:width="0.078cm" svg:height="0.244cm" svg:x="10.257cm" svg:y="2.368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115cm" svg:height="0.161cm" svg:x="10.354cm" svg:y="2.455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text-style-name="P4" draw:layer="layout" svg:width="0.136cm" svg:height="0.161cm" svg:x="10.49cm" svg:y="2.455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0§display§\text{true}§svg§600§FALSE§</svg:desc>
          <draw:polygon draw:style-name="gr4" draw:text-style-name="P3" draw:layer="layout" svg:width="0.623cm" svg:height="0.215cm" svg:x="10.285cm" svg:y="5.416cm" svg:viewBox="0 0 624 216" draw:points="312,216 0,216 0,0 624,0 624,216">
            <text:p/>
          </draw:polygon>
          <draw:path draw:style-name="gr5" draw:text-style-name="P4" draw:layer="layout" svg:width="0.11cm" svg:height="0.22cm" svg:x="10.292cm" svg:y="5.415cm" svg:viewBox="0 0 111 221" svg:d="M55 76h50v-11h-50v-65h-9c-1 29-11 67-46 68v8h30v97c0 44 33 48 46 48 25 0 35-25 35-48v-20h-9v20c0 26-10 39-24 39-23 0-23-32-23-38z">
            <text:p/>
          </draw:path>
          <draw:path draw:style-name="gr5" draw:text-style-name="P4" draw:layer="layout" svg:width="0.118cm" svg:height="0.155cm" svg:x="10.431cm" svg:y="5.476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text-style-name="P4" draw:layer="layout" svg:width="0.177cm" svg:height="0.159cm" svg:x="10.57cm" svg:y="5.476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text-style-name="P4" draw:layer="layout" svg:width="0.136cm" svg:height="0.161cm" svg:x="10.763cm" svg:y="5.474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2§display§\text{true}§svg§600§FALSE§</svg:desc>
          <draw:polygon draw:style-name="gr4" draw:text-style-name="P3" draw:layer="layout" svg:width="0.748cm" svg:height="0.258cm" svg:x="9.576cm" svg:y="9.934cm" svg:viewBox="0 0 749 259" draw:points="375,259 0,259 0,0 749,0 749,259">
            <text:p/>
          </draw:polygon>
          <draw:path draw:style-name="gr5" draw:text-style-name="P4" draw:layer="layout" svg:width="0.132cm" svg:height="0.264cm" svg:x="9.584cm" svg:y="9.933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4" draw:layer="layout" svg:width="0.142cm" svg:height="0.186cm" svg:x="9.751cm" svg:y="10.006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4" draw:layer="layout" svg:width="0.213cm" svg:height="0.191cm" svg:x="9.918cm" svg:y="10.006cm" svg:viewBox="0 0 214 192" svg:d="M152 153v39l62-5v-13c-30 0-34-3-34-23v-151l-62 5v13c30 0 33 2 33 24v76c0 35-20 64-51 64-36 0-38-19-38-42v-140l-62 5v13c34 0 34 1 34 38v64c0 33 0 72 63 72 24 0 43-12 55-39z">
            <text:p/>
          </draw:path>
          <draw:path draw:style-name="gr5" draw:text-style-name="P4" draw:layer="layout" svg:width="0.163cm" svg:height="0.193cm" svg:x="10.15cm" svg:y="10.004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</draw:g>
        <draw:g>
          <svg:title>TexMaths</svg:title>
          <svg:desc>12§display§\text{true}§svg§600§FALSE§</svg:desc>
          <draw:polygon draw:style-name="gr4" draw:text-style-name="P3" draw:layer="layout" svg:width="0.748cm" svg:height="0.258cm" svg:x="2.632cm" svg:y="6.34cm" svg:viewBox="0 0 749 259" draw:points="375,259 0,259 0,0 749,0 749,259">
            <text:p/>
          </draw:polygon>
          <draw:path draw:style-name="gr5" draw:text-style-name="P4" draw:layer="layout" svg:width="0.132cm" svg:height="0.264cm" svg:x="2.64cm" svg:y="6.339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4" draw:layer="layout" svg:width="0.142cm" svg:height="0.186cm" svg:x="2.807cm" svg:y="6.41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4" draw:layer="layout" svg:width="0.213cm" svg:height="0.191cm" svg:x="2.974cm" svg:y="6.412cm" svg:viewBox="0 0 214 192" svg:d="M152 153v39l62-5v-13c-30 0-34-3-34-23v-151l-62 5v13c30 0 33 2 33 24v76c0 35-20 64-51 64-36 0-38-19-38-42v-140l-62 5v13c34 0 34 1 34 38v64c0 33 0 72 63 72 24 0 43-12 55-39z">
            <text:p/>
          </draw:path>
          <draw:path draw:style-name="gr5" draw:text-style-name="P4" draw:layer="layout" svg:width="0.163cm" svg:height="0.193cm" svg:x="3.206cm" svg:y="6.41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</draw:g>
        <draw:g>
          <svg:title>TexMaths</svg:title>
          <svg:desc>10§display§\text{false}§svg§600§FALSE§</svg:desc>
          <draw:polygon draw:style-name="gr4" draw:text-style-name="P3" draw:layer="layout" svg:width="0.673cm" svg:height="0.243cm" svg:x="7.064cm" svg:y="6.87cm" svg:viewBox="0 0 674 244" draw:points="337,244 0,244 0,0 674,0 674,244">
            <text:p/>
          </draw:polygon>
          <draw:path draw:style-name="gr5" draw:text-style-name="P4" draw:layer="layout" svg:width="0.114cm" svg:height="0.248cm" svg:x="7.076cm" svg:y="6.865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text-style-name="P4" draw:layer="layout" svg:width="0.159cm" svg:height="0.161cm" svg:x="7.186cm" svg:y="6.956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text-style-name="P4" draw:layer="layout" svg:width="0.078cm" svg:height="0.244cm" svg:x="7.358cm" svg:y="6.869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115cm" svg:height="0.161cm" svg:x="7.455cm" svg:y="6.956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text-style-name="P4" draw:layer="layout" svg:width="0.136cm" svg:height="0.161cm" svg:x="7.591cm" svg:y="6.956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0§display§\text{false}§svg§600§FALSE§</svg:desc>
          <draw:polygon draw:style-name="gr4" draw:text-style-name="P3" draw:layer="layout" svg:width="0.673cm" svg:height="0.243cm" svg:x="13.519cm" svg:y="5.417cm" svg:viewBox="0 0 674 244" draw:points="337,244 0,244 0,0 674,0 674,244">
            <text:p/>
          </draw:polygon>
          <draw:path draw:style-name="gr5" draw:text-style-name="P4" draw:layer="layout" svg:width="0.114cm" svg:height="0.248cm" svg:x="13.531cm" svg:y="5.412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text-style-name="P4" draw:layer="layout" svg:width="0.159cm" svg:height="0.161cm" svg:x="13.641cm" svg:y="5.50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text-style-name="P4" draw:layer="layout" svg:width="0.078cm" svg:height="0.244cm" svg:x="13.813cm" svg:y="5.416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115cm" svg:height="0.161cm" svg:x="13.91cm" svg:y="5.50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text-style-name="P4" draw:layer="layout" svg:width="0.136cm" svg:height="0.161cm" svg:x="14.046cm" svg:y="5.50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2§display§\text{false}§svg§600§FALSE§</svg:desc>
          <draw:polygon draw:style-name="gr4" draw:text-style-name="P3" draw:layer="layout" svg:width="0.808cm" svg:height="0.292cm" svg:x="5.541cm" svg:y="10.801cm" svg:viewBox="0 0 809 293" draw:points="405,293 0,293 0,0 809,0 809,293">
            <text:p/>
          </draw:polygon>
          <draw:path draw:style-name="gr5" draw:text-style-name="P4" draw:layer="layout" svg:width="0.137cm" svg:height="0.298cm" svg:x="5.555cm" svg:y="10.795cm" svg:viewBox="0 0 138 299" svg:d="M60 117v-50c0-37 20-57 40-57 1 0 7 0 14 2-6 2-13 7-13 18 0 10 7 18 18 18 13 0 19-8 19-18 0-16-16-30-38-30-30 0-66 23-66 67v50h-34v13h34v137c0 19-5 19-34 19v13c17-1 37-1 49-1 17 0 37 0 54 1v-13h-9c-32 0-33-5-33-20v-136h49v-13z">
            <text:p/>
          </draw:path>
          <draw:path draw:style-name="gr5" draw:text-style-name="P4" draw:layer="layout" svg:width="0.191cm" svg:height="0.194cm" svg:x="5.687cm" svg:y="10.904cm" svg:viewBox="0 0 192 195" svg:d="M124 159c1 16 13 34 33 34 9 0 35-6 35-40v-24h-11v24c0 24-11 27-15 27-15 0-16-19-16-21v-86c0-18 0-33-16-50-16-16-37-23-57-23-35 0-65 20-65 48 0 13 8 20 20 20 11 0 20-8 20-20 0-5-3-19-22-19 11-15 32-19 46-19 20 0 44 16 44 54v15c-22 2-50 3-78 16-31 14-42 36-42 55 0 34 41 45 68 45 28 0 47-17 56-36zM120 89v42c0 41-30 55-49 55-21 0-39-15-39-37 0-23 18-58 88-60z">
            <text:p/>
          </draw:path>
          <draw:path draw:style-name="gr5" draw:text-style-name="P4" draw:layer="layout" svg:width="0.094cm" svg:height="0.293cm" svg:x="5.894cm" svg:y="10.8cm" svg:viewBox="0 0 95 294" svg:d="M61 0l-61 5v13c30 0 34 2 34 24v220c0 19-5 19-34 19v13c14 0 37-1 48-1 10 0 31 1 47 1v-13c-29 0-34 0-34-19z">
            <text:p/>
          </draw:path>
          <draw:path draw:style-name="gr5" draw:text-style-name="P4" draw:layer="layout" svg:width="0.138cm" svg:height="0.194cm" svg:x="6.01cm" svg:y="10.904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text-style-name="P4" draw:layer="layout" svg:width="0.163cm" svg:height="0.194cm" svg:x="6.174cm" svg:y="10.904cm" svg:viewBox="0 0 164 195" svg:d="M36 83c2-63 38-73 53-73 43 0 48 57 48 73zM35 93h119c9 0 10 0 10-10 0-42-22-83-75-83-49 0-89 43-89 97 0 57 44 98 94 98 51 0 70-47 70-56 0-3-3-4-6-4s-3 2-4 6c-16 43-53 43-58 43-22 0-38-12-48-28-13-20-13-49-13-63z">
            <text:p/>
          </draw:path>
        </draw:g>
        <draw:g>
          <svg:title>TexMaths</svg:title>
          <svg:desc>12§display§\text{false}§svg§600§FALSE§</svg:desc>
          <draw:polygon draw:style-name="gr4" draw:text-style-name="P3" draw:layer="layout" svg:width="0.808cm" svg:height="0.292cm" svg:x="1.343cm" svg:y="10.801cm" svg:viewBox="0 0 809 293" draw:points="405,293 0,293 0,0 809,0 809,293">
            <text:p/>
          </draw:polygon>
          <draw:path draw:style-name="gr5" draw:text-style-name="P4" draw:layer="layout" svg:width="0.137cm" svg:height="0.298cm" svg:x="1.357cm" svg:y="10.795cm" svg:viewBox="0 0 138 299" svg:d="M60 117v-50c0-37 20-57 40-57 1 0 7 0 14 2-6 2-13 7-13 18 0 10 7 18 18 18 13 0 19-8 19-18 0-16-16-30-38-30-30 0-66 23-66 67v50h-34v13h34v137c0 19-5 19-34 19v13c17-1 37-1 49-1 17 0 37 0 54 1v-13h-9c-32 0-33-5-33-20v-136h49v-13z">
            <text:p/>
          </draw:path>
          <draw:path draw:style-name="gr5" draw:text-style-name="P4" draw:layer="layout" svg:width="0.191cm" svg:height="0.194cm" svg:x="1.489cm" svg:y="10.904cm" svg:viewBox="0 0 192 195" svg:d="M124 159c1 16 13 34 33 34 9 0 35-6 35-40v-24h-11v24c0 24-11 27-15 27-15 0-16-19-16-21v-86c0-18 0-33-16-50-16-16-37-23-57-23-35 0-65 20-65 48 0 13 8 20 20 20 11 0 20-8 20-20 0-5-3-19-22-19 11-15 32-19 46-19 20 0 44 16 44 54v15c-22 2-50 3-78 16-31 14-42 36-42 55 0 34 41 45 68 45 28 0 47-17 56-36zM120 89v42c0 41-30 55-49 55-21 0-39-15-39-37 0-23 18-58 88-60z">
            <text:p/>
          </draw:path>
          <draw:path draw:style-name="gr5" draw:text-style-name="P4" draw:layer="layout" svg:width="0.094cm" svg:height="0.293cm" svg:x="1.696cm" svg:y="10.8cm" svg:viewBox="0 0 95 294" svg:d="M61 0l-61 5v13c30 0 34 2 34 24v220c0 19-5 19-34 19v13c14 0 37-1 48-1 10 0 31 1 47 1v-13c-29 0-34 0-34-19z">
            <text:p/>
          </draw:path>
          <draw:path draw:style-name="gr5" draw:text-style-name="P4" draw:layer="layout" svg:width="0.138cm" svg:height="0.194cm" svg:x="1.812cm" svg:y="10.904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text-style-name="P4" draw:layer="layout" svg:width="0.163cm" svg:height="0.194cm" svg:x="1.976cm" svg:y="10.904cm" svg:viewBox="0 0 164 195" svg:d="M36 83c2-63 38-73 53-73 43 0 48 57 48 73zM35 93h119c9 0 10 0 10-10 0-42-22-83-75-83-49 0-89 43-89 97 0 57 44 98 94 98 51 0 70-47 70-56 0-3-3-4-6-4s-3 2-4 6c-16 43-53 43-58 43-22 0-38-12-48-28-13-20-13-49-13-63z">
            <text:p/>
          </draw:path>
        </draw:g>
        <draw:g>
          <svg:title>TexMaths</svg:title>
          <svg:desc>10§latex§\begin{align*}
F &amp;= (\highlight{6}, \{\alpha_a \neq 0, \highlight{\alpha_b &lt; 5}, \\
&amp; \alpha_x = -2, \alpha_y = 0, \alpha_z = 0\})
\end{align*}
§svg§600§FALSE§</svg:desc>
          <draw:polygon draw:style-name="gr4" draw:text-style-name="P3" draw:layer="layout" svg:width="4.278cm" svg:height="1.026cm" svg:x="0.411cm" svg:y="7.082cm" svg:viewBox="0 0 4279 1027" draw:points="2139,1027 0,1027 0,0 4279,0 4279,1027">
            <text:p/>
          </draw:polygon>
          <draw:path draw:style-name="gr5" draw:text-style-name="P4" draw:layer="layout" svg:width="0.25cm" svg:height="0.239cm" svg:x="0.424cm" svg:y="7.175cm" svg:viewBox="0 0 251 240" svg:d="M94 125h34c26 0 29 6 29 16 0 3 0 7-2 17-1 2-1 4-1 4 0 3 2 5 4 5 3 0 3-1 5-8l19-76c2-4 2-5 2-6s-1-4-5-4c-3 0-4 2-5 7-7 28-16 34-46 34h-32l23-89c3-13 3-14 19-14h47c43 0 51 12 51 39 0 8 0 9-1 19-1 4-1 5-1 6 0 2 1 4 5 4 3 0 4-2 4-8l8-61c1-10-1-10-10-10h-173c-7 0-10 0-10 7 0 4 3 4 9 4 13 0 23 0 23 6 0 2 0 2-1 9l-47 186c-4 14-4 17-32 17-6 0-10 0-10 7 0 4 4 4 5 4 11 0 37-1 47-1 12 0 41 1 52 1 4 0 8 0 8-7 0-3-2-3-2-4-1 0-2 0-10 0s-10 0-19-1c-10-1-11-2-11-7 0 0 0-3 2-8z">
            <text:p/>
          </draw:path>
          <draw:path draw:style-name="gr5" draw:text-style-name="P4" draw:layer="layout" svg:width="0.234cm" svg:height="0.082cm" svg:x="0.803cm" svg:y="7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.188cm" svg:y="7.15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.29cm" svg:y="7.082cm" svg:viewBox="0 0 388 438" draw:points="194,438 0,438 0,0 388,0 388,438">
            <text:p/>
          </draw:polygon>
          <draw:path draw:style-name="gr5" draw:text-style-name="P4" draw:layer="layout" svg:width="0.146cm" svg:height="0.242cm" svg:x="1.41cm" svg:y="7.18cm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ath draw:style-name="gr5" draw:text-style-name="P4" draw:layer="layout" svg:width="0.041cm" svg:height="0.105cm" svg:x="1.706cm" svg:y="7.377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1.857cm" svg:y="7.15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2.022cm" svg:y="7.2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2.246cm" svg:y="7.358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2.548cm" svg:y="7.162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2.518cm" svg:y="7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882cm" svg:y="7.1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074cm" svg:y="7.377cm" svg:viewBox="0 0 42 106" svg:d="M42 37c0-23-9-37-23-37-12 0-19 9-19 19 0 9 7 19 19 19 4 0 9-2 13-5 1-1 1-1 1-1 1 0 1 0 1 5 0 27-12 48-24 60-4 3-4 4-4 5 0 3 2 4 3 4 4 0 33-27 33-69z">
            <text:p/>
          </draw:path>
          <draw:polygon draw:style-name="gr6" draw:text-style-name="P5" draw:layer="layout" svg:width="1.221cm" svg:height="0.49cm" svg:x="3.2cm" svg:y="7.082cm" svg:viewBox="0 0 1222 491" draw:points="611,491 0,491 0,0 1222,0 1222,491">
            <text:p/>
          </draw:polygon>
          <draw:path draw:style-name="gr5" draw:text-style-name="P4" draw:layer="layout" svg:width="0.197cm" svg:height="0.159cm" svg:x="3.319cm" svg:y="7.2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3.545cm" svg:y="7.296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3.797cm" svg:y="7.224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4.155cm" svg:y="7.18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4.451cm" svg:y="7.377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0.7cm" svg:y="7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0.922cm" svg:y="7.952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.204cm" svg:y="7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.584cm" svg:y="7.913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1.844cm" svg:y="7.774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2.032cm" svg:y="7.97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2.172cm" svg:y="7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2.393cm" svg:y="7.952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2.668cm" svg:y="7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3.032cm" svg:y="7.77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223cm" svg:y="7.971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3.363cm" svg:y="7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3.588cm" svg:y="7.952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3.852cm" svg:y="7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4.216cm" svg:y="7.77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4.403cm" svg:y="7.744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4.573cm" svg:y="7.744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H &amp;= (\highlight{7}, \{\alpha_a \neq 0, \alpha_b &lt; 5, \\
&amp; \alpha_x = -2, \alpha_y = 0, \highlight{\alpha_z = 2}\})
\end{align*}§svg§600§FALSE§</svg:desc>
          <draw:polygon draw:style-name="gr4" draw:text-style-name="P3" draw:layer="layout" svg:width="4.537cm" svg:height="1.089cm" svg:x="0.311cm" svg:y="8.581cm" svg:viewBox="0 0 4538 1090" draw:points="2269,1090 0,1090 0,0 4538,0 4538,1090">
            <text:p/>
          </draw:polygon>
          <draw:path draw:style-name="gr5" draw:text-style-name="P4" draw:layer="layout" svg:width="0.296cm" svg:height="0.24cm" svg:x="0.325cm" svg:y="8.673cm" svg:viewBox="0 0 297 241" svg:d="M255 27c3-13 4-16 30-16 9 0 12 0 12-7 0-4-4-4-5-4-10 0-35 1-45 1s-35-1-46-1c-2 0-6 0-6 7 0 4 3 4 10 4 0 0 7 0 13 1 6 0 9 1 9 5 0 2 0 2-1 7l-21 86h-108l21-83c3-13 4-16 30-16 9 0 12 0 12-7 0-4-4-4-5-4-10 0-35 1-45 1-11 0-36-1-46-1-3 0-7 0-7 7 0 4 4 4 10 4 1 0 8 0 14 1 6 0 9 1 9 5 0 2 0 3-1 7l-47 190c-4 13-5 16-32 16-7 0-10 0-10 7 0 4 4 4 5 4 10 0 35-1 45-1 7 0 15 0 22 0 8 0 16 1 23 1 3 0 7 0 7-7 0-4-3-4-10-4-13 0-23 0-23-6 0-2 1-4 2-6l24-97h107c-15 59-23 92-24 97-4 12-11 12-32 12-6 0-9 0-9 7 0 4 4 4 5 4 10 0 35-1 45-1 7 0 15 0 22 0 8 0 16 1 23 1 3 0 7 0 7-7 0-4-3-4-9-4-13 0-23 0-23-6 0-2 0-4 1-6z">
            <text:p/>
          </draw:path>
          <draw:path draw:style-name="gr5" draw:text-style-name="P4" draw:layer="layout" svg:width="0.234cm" svg:height="0.082cm" svg:x="0.749cm" svg:y="8.784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.134cm" svg:y="8.649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.235cm" svg:y="8.581cm" svg:viewBox="0 0 388 438" draw:points="194,438 0,438 0,0 388,0 388,438">
            <text:p/>
          </draw:polygon>
          <draw:path draw:style-name="gr5" draw:text-style-name="P4" draw:layer="layout" svg:width="0.151cm" svg:height="0.245cm" svg:x="1.361cm" svg:y="8.675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5" draw:text-style-name="P4" draw:layer="layout" svg:width="0.041cm" svg:height="0.105cm" svg:x="1.652cm" svg:y="8.87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1.803cm" svg:y="8.649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.967cm" svg:y="8.7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2.192cm" svg:y="8.857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2.493cm" svg:y="8.661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2.464cm" svg:y="8.784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828cm" svg:y="8.679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02cm" svg:y="8.87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3.16cm" svg:y="8.7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3.386cm" svg:y="8.795cm" svg:viewBox="0 0 101 174" svg:d="M49 7c0 0 1-3 1-4s-1-3-4-3c-5 0-25 2-32 2-2 1-5 1-5 6 0 4 3 4 6 4 12 0 12 1 12 3s-2 12-4 18l-5 22c-3 9-16 63-17 66-1 6-1 9-1 12 0 25 16 41 37 41 31 0 64-33 64-70 0-29-21-41-38-41-13 0-23 7-31 13zM37 167c-12 0-19-10-19-25 0-9 2-18 9-45 1-5 1-6 6-11 9-11 21-16 30-16s18 7 18 24c0 10-6 35-13 49-6 12-19 24-31 24z">
            <text:p/>
          </draw:path>
          <draw:path draw:style-name="gr5" draw:text-style-name="P4" draw:layer="layout" svg:width="0.215cm" svg:height="0.204cm" svg:x="3.637cm" svg:y="8.723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3.996cm" svg:y="8.679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4.184cm" svg:y="8.87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0.646cm" svg:y="9.35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0.868cm" svg:y="9.456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.15cm" svg:y="9.38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.529cm" svg:y="9.417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1.79cm" svg:y="9.278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1.978cm" svg:y="9.47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2.118cm" svg:y="9.35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2.339cm" svg:y="9.456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2.614cm" svg:y="9.38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978cm" svg:y="9.27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169cm" svg:y="9.475cm" svg:viewBox="0 0 42 106" svg:d="M42 37c0-23-9-37-23-37-12 0-19 9-19 19 0 9 7 19 19 19 4 0 9-2 13-5 1-1 1-1 1-1 1 0 1 0 1 5 0 27-12 48-24 60-4 3-4 4-4 5 0 3 2 4 3 4 4 0 33-27 33-69z">
            <text:p/>
          </draw:path>
          <draw:polygon draw:style-name="gr6" draw:text-style-name="P5" draw:layer="layout" svg:width="1.242cm" svg:height="0.49cm" svg:x="3.295cm" svg:y="9.18cm" svg:viewBox="0 0 1243 491" draw:points="621,491 0,491 0,0 1243,0 1243,491">
            <text:p/>
          </draw:polygon>
          <draw:path draw:style-name="gr5" draw:text-style-name="P4" draw:layer="layout" svg:width="0.197cm" svg:height="0.159cm" svg:x="3.415cm" svg:y="9.35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3.639cm" svg:y="9.456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3.904cm" svg:y="9.38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4.271cm" svg:y="9.278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4.562cm" svg:y="9.24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4.732cm" svg:y="9.248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I &amp;= (\highlight{7}, \{\alpha_a \neq 0, \highlight{\alpha_b \geq 5}, \\
&amp;\alpha_x = -2, \alpha_y = 0, \alpha_z = 0\})
\end{align*}§svg§600§FALSE§</svg:desc>
          <draw:polygon draw:style-name="gr4" draw:text-style-name="P3" draw:layer="layout" svg:width="4.185cm" svg:height="1.026cm" svg:x="5.312cm" svg:y="8.382cm" svg:viewBox="0 0 4186 1027" draw:points="2093,1027 0,1027 0,0 4186,0 4186,1027">
            <text:p/>
          </draw:polygon>
          <draw:path draw:style-name="gr5" draw:text-style-name="P4" draw:layer="layout" svg:width="0.163cm" svg:height="0.24cm" svg:x="5.324cm" svg:y="8.474cm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
            <text:p/>
          </draw:path>
          <draw:path draw:style-name="gr5" draw:text-style-name="P4" draw:layer="layout" svg:width="0.234cm" svg:height="0.082cm" svg:x="5.611cm" svg:y="8.5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5.996cm" svg:y="8.45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6.098cm" svg:y="8.382cm" svg:viewBox="0 0 388 438" draw:points="194,438 0,438 0,0 388,0 388,438">
            <text:p/>
          </draw:polygon>
          <draw:path draw:style-name="gr5" draw:text-style-name="P4" draw:layer="layout" svg:width="0.151cm" svg:height="0.245cm" svg:x="6.223cm" svg:y="8.476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5" draw:text-style-name="P4" draw:layer="layout" svg:width="0.041cm" svg:height="0.105cm" svg:x="6.515cm" svg:y="8.677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6.666cm" svg:y="8.45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6.83cm" svg:y="8.5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7.054cm" svg:y="8.658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7.356cm" svg:y="8.462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7.327cm" svg:y="8.5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691cm" svg:y="8.4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7.882cm" svg:y="8.677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221cm" svg:height="0.49cm" svg:x="8.008cm" svg:y="8.382cm" svg:viewBox="0 0 1222 491" draw:points="611,491 0,491 0,0 1222,0 1222,491">
            <text:p/>
          </draw:polygon>
          <draw:path draw:style-name="gr5" draw:text-style-name="P4" draw:layer="layout" svg:width="0.197cm" svg:height="0.159cm" svg:x="8.128cm" svg:y="8.5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8.354cm" svg:y="8.596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72cm" svg:x="8.605cm" svg:y="8.49cm" svg:viewBox="0 0 216 273" svg:d="M209 110c5-2 7-5 7-8s-2-5-7-8l-195-92c-5-2-6-2-7-2-4 0-7 3-7 7s3 6 7 8l185 87-185 87c-7 3-7 6-7 8 0 4 3 7 7 7 1 0 2 0 6-2zM203 273c6 0 13 0 13-7s-8-7-13-7h-190c-6 0-13 0-13 7s6 7 12 7z">
            <text:p/>
          </draw:path>
          <draw:path draw:style-name="gr5" draw:text-style-name="P4" draw:layer="layout" svg:width="0.14cm" svg:height="0.242cm" svg:x="8.964cm" svg:y="8.48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9.259cm" svg:y="8.677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5.508cm" svg:y="9.1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5.73cm" svg:y="9.252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6.012cm" svg:y="9.1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6.392cm" svg:y="9.213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6.653cm" svg:y="9.074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6.84cm" svg:y="9.271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6.98cm" svg:y="9.1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7.201cm" svg:y="9.252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7.476cm" svg:y="9.1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84cm" svg:y="9.07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8.032cm" svg:y="9.27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8.172cm" svg:y="9.1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8.396cm" svg:y="9.252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8.661cm" svg:y="9.1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024cm" svg:y="9.07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9.211cm" svg:y="9.044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9.381cm" svg:y="9.044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L &amp;= (\highlight{10}, \{\alpha_a \neq 0, \\
&amp; ~~~ \alpha_b &lt; 5, \alpha_x = -2,\\
&amp; ~~~ \alpha_y = 0, \alpha_z = 2\})
\end{align*}§svg§600§FALSE§</svg:desc>
          <draw:polygon draw:style-name="gr4" draw:text-style-name="P3" draw:layer="layout" svg:width="3.168cm" svg:height="1.487cm" svg:x="0.614cm" svg:y="12.985cm" svg:viewBox="0 0 3169 1488" draw:points="1584,1488 0,1488 0,0 3169,0 3169,1488">
            <text:p/>
          </draw:polygon>
          <draw:path draw:style-name="gr5" draw:text-style-name="P4" draw:layer="layout" svg:width="0.212cm" svg:height="0.24cm" svg:x="0.628cm" svg:y="13.077cm" svg:viewBox="0 0 213 241" svg:d="M118 28c4-13 5-17 38-17 10 0 13 0 13-7 0-4-4-4-5-4-12 0-41 1-53 1-10 0-36-1-47-1-2 0-6 0-6 7 0 4 3 4 9 4 1 0 8 0 14 1 6 0 9 1 9 5 0 2 0 3-1 7l-47 190c-4 13-5 16-32 16-6 0-10 0-10 7 0 4 3 4 10 4h163c9 0 9 0 11-6l28-76c1-4 1-5 1-5 0-2-1-4-4-4s-3 2-6 7c-12 33-27 73-89 73h-33c-5 0-5 0-8 0-3-1-4-1-4-4 0-1 0-2 2-8z">
            <text:p/>
          </draw:path>
          <draw:path draw:style-name="gr5" draw:text-style-name="P4" draw:layer="layout" svg:width="0.234cm" svg:height="0.082cm" svg:x="0.97cm" svg:y="13.18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.356cm" svg:y="13.053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1.457cm" svg:y="12.985cm" svg:viewBox="0 0 563 438" draw:points="282,438 0,438 0,0 563,0 563,438">
            <text:p/>
          </draw:polygon>
          <draw:path draw:style-name="gr5" draw:text-style-name="P4" draw:layer="layout" svg:width="0.116cm" svg:height="0.234cm" svg:x="1.594cm" svg:y="13.083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1.751cm" svg:y="13.08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2.049cm" svg:y="13.28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2.2cm" svg:y="13.053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2.365cm" svg:y="13.16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2.589cm" svg:y="13.261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2.891cm" svg:y="13.065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2.862cm" svg:y="13.18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3.226cm" svg:y="13.083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417cm" svg:y="13.28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.219cm" svg:y="13.68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cm" svg:height="0.173cm" svg:x="1.445cm" svg:y="13.726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1.697cm" svg:y="13.654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2.055cm" svg:y="13.61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2.243cm" svg:y="13.807cm" svg:viewBox="0 0 42 106" svg:d="M42 37c0-23-9-37-23-37-12 0-19 9-19 19 0 9 7 19 19 19 4 0 9-2 13-5 1-1 1-1 1-1 1 0 1 0 1 5 0 27-12 48-24 59-4 4-4 5-4 6 0 3 2 4 3 4 4 0 33-27 33-69z">
            <text:p/>
          </draw:path>
          <draw:path draw:style-name="gr5" draw:text-style-name="P4" draw:layer="layout" svg:width="0.197cm" svg:height="0.159cm" svg:x="2.383cm" svg:y="13.68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2.604cm" svg:y="13.788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2.887cm" svg:y="13.71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3.266cm" svg:y="13.749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3.527cm" svg:y="13.61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3.714cm" svg:y="13.807cm" svg:viewBox="0 0 42 106" svg:d="M42 37c0-23-9-37-23-37-12 0-19 9-19 19 0 9 7 19 19 19 4 0 9-2 13-5 1-1 1-1 2-1v5c0 27-12 48-24 59-4 4-4 5-4 6 0 3 2 4 3 4 4 0 33-27 33-69z">
            <text:p/>
          </draw:path>
          <draw:path draw:style-name="gr5" draw:text-style-name="P4" draw:layer="layout" svg:width="0.197cm" svg:height="0.159cm" svg:x="1.219cm" svg:y="14.216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1.44cm" svg:y="14.316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1.715cm" svg:y="14.24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079cm" svg:y="14.137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2.27cm" svg:y="14.334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2.41cm" svg:y="14.216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2.635cm" svg:y="14.316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8 0-3-2-4-4-4-3 0-3 2-4 4-5 13-20 19-32 19-5 0-12-2-18-3-11-3-13-3-18-3 0 0-4 0-5 1z">
            <text:p/>
          </draw:path>
          <draw:path draw:style-name="gr5" draw:text-style-name="P4" draw:layer="layout" svg:width="0.234cm" svg:height="0.082cm" svg:x="2.899cm" svg:y="14.24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3.267cm" svg:y="14.137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3.45cm" svg:y="14.10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3.62cm" svg:y="14.108cm" svg:viewBox="0 0 83 352" svg:d="M83 176c0-27-4-70-24-110-21-43-52-66-55-66s-4 1-4 4c0 1 0 1 7 8 35 35 55 91 55 164 0 61-13 123-57 167-5 4-5 5-5 6 0 2 1 3 4 3s35-23 56-68c18-39 23-78 23-108z">
            <text:p/>
          </draw:path>
        </draw:g>
        <draw:g>
          <svg:title>TexMaths</svg:title>
          <svg:desc>10§latex§\begin{align*}
M &amp;= (\highlight{10}, \{\alpha_a \neq 0, \\
&amp; ~~~\alpha_b \geq 5, \alpha_x = -2, \\
&amp; ~~~\alpha_y = 0, \alpha_z = 0\})
\end{align*}§svg§600§FALSE§</svg:desc>
          <draw:polygon draw:style-name="gr4" draw:text-style-name="P3" draw:layer="layout" svg:width="3.308cm" svg:height="1.487cm" svg:x="4.637cm" svg:y="12.955cm" svg:viewBox="0 0 3309 1488" draw:points="1654,1488 0,1488 0,0 3309,0 3309,1488">
            <text:p/>
          </draw:polygon>
          <draw:path draw:style-name="gr5" draw:text-style-name="P4" draw:layer="layout" svg:width="0.352cm" svg:height="0.24cm" svg:x="4.652cm" svg:y="13.047cm" svg:viewBox="0 0 353 241" svg:d="M312 27c3-13 3-16 30-16 8 0 11 0 11-7 0-4-3-4-9-4h-47c-9 0-9 0-14 7l-128 201-28-200c-1-8-2-8-11-8h-48c-7 0-11 0-11 7 0 4 4 4 11 4 4 0 11 0 15 1 5 0 8 1 8 5 0 2-1 3-2 7l-45 180c-3 14-9 25-38 26-1 0-6 0-6 7 0 3 2 4 5 4 11 0 24-1 35-1 12 0 25 1 36 1 2 0 7 0 7-7 0-4-4-4-7-4-20 0-23-7-23-15 0-3 0-5 1-9l48-192 31 219c0 4 1 8 5 8s6-4 8-6l142-224-50 203c-4 13-4 16-32 16-6 0-10 0-10 7 0 4 4 4 5 4 10 0 34-1 44-1 14 0 30 1 44 1 2 0 7 0 7-7 0-4-3-4-10-4-13 0-23 0-23-6 0-2 0-2 2-9z">
            <text:p/>
          </draw:path>
          <draw:path draw:style-name="gr5" draw:text-style-name="P4" draw:layer="layout" svg:width="0.234cm" svg:height="0.082cm" svg:x="5.134cm" svg:y="13.15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5.519cm" svg:y="13.023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5.62cm" svg:y="12.955cm" svg:viewBox="0 0 563 438" draw:points="282,438 0,438 0,0 563,0 563,438">
            <text:p/>
          </draw:polygon>
          <draw:path draw:style-name="gr5" draw:text-style-name="P4" draw:layer="layout" svg:width="0.116cm" svg:height="0.234cm" svg:x="5.757cm" svg:y="13.053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5.914cm" svg:y="13.05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6.213cm" svg:y="13.2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6.364cm" svg:y="13.023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6.528cm" svg:y="13.13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6.752cm" svg:y="13.231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7.054cm" svg:y="13.035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7.025cm" svg:y="13.15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389cm" svg:y="13.05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7.58cm" svg:y="13.2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5.382cm" svg:y="13.6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cm" svg:height="0.173cm" svg:x="5.608cm" svg:y="13.696cm" svg:viewBox="0 0 101 174" svg:d="M49 7c0 0 1-3 1-4s-1-3-4-3c-5 0-25 2-32 2-2 1-5 1-5 6 0 4 3 4 6 4 12 0 12 1 12 3s-2 12-4 18l-5 22c-3 9-16 63-17 66-1 6-1 9-1 12 0 25 16 41 37 41 31 0 64-33 64-70 0-29-21-41-38-41-13 0-23 7-31 13zM37 167c-12 0-19-10-19-25 0-9 2-18 9-45 1-5 1-6 6-11 9-11 21-16 30-16s18 7 18 24c0 10-6 35-13 49-6 12-19 24-31 24z">
            <text:p/>
          </draw:path>
          <draw:path draw:style-name="gr5" draw:text-style-name="P4" draw:layer="layout" svg:width="0.215cm" svg:height="0.272cm" svg:x="5.86cm" svg:y="13.591cm" svg:viewBox="0 0 216 273" svg:d="M209 110c5-2 7-5 7-8s-2-5-7-8l-195-92c-5-2-6-2-7-2-4 0-7 3-7 7s3 6 7 8l185 87-185 87c-7 3-7 6-7 8 0 4 3 7 7 7 1 0 2 0 6-2zM203 273c6 0 13 0 13-7s-8-7-13-7h-190c-6 0-13 0-13 7s6 7 12 7z">
            <text:p/>
          </draw:path>
          <draw:path draw:style-name="gr5" draw:text-style-name="P4" draw:layer="layout" svg:width="0.14cm" svg:height="0.242cm" svg:x="6.218cm" svg:y="13.58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6.406cm" svg:y="13.777cm" svg:viewBox="0 0 42 106" svg:d="M42 37c0-23-9-37-23-37-12 0-19 9-19 19 0 9 7 19 19 19 4 0 9-2 13-5 1-1 1-1 2-1v5c0 27-12 48-24 59-4 4-4 5-4 6 0 3 2 4 3 4 4 0 33-27 33-69z">
            <text:p/>
          </draw:path>
          <draw:path draw:style-name="gr5" draw:text-style-name="P4" draw:layer="layout" svg:width="0.197cm" svg:height="0.159cm" svg:x="6.546cm" svg:y="13.6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6.767cm" svg:y="13.758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7.05cm" svg:y="13.6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7.429cm" svg:y="13.719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7.69cm" svg:y="13.58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7.878cm" svg:y="13.777cm" svg:viewBox="0 0 42 106" svg:d="M42 37c0-23-9-37-23-37-12 0-19 9-19 19 0 9 7 19 19 19 4 0 9-2 13-5 1-1 1-1 1-1 1 0 1 0 1 5 0 27-12 48-24 59-4 4-4 5-4 6 0 3 2 4 3 4 4 0 33-27 33-69z">
            <text:p/>
          </draw:path>
          <draw:path draw:style-name="gr5" draw:text-style-name="P4" draw:layer="layout" svg:width="0.197cm" svg:height="0.159cm" svg:x="5.382cm" svg:y="14.186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5.603cm" svg:y="14.286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5.878cm" svg:y="14.21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242cm" svg:y="14.10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6.434cm" svg:y="14.304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6.574cm" svg:y="14.186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6.798cm" svg:y="14.286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8 0-3-2-4-4-4-3 0-3 2-4 4-5 13-20 19-32 19-5 0-12-2-18-3-11-3-13-3-18-3 0 0-4 0-5 1z">
            <text:p/>
          </draw:path>
          <draw:path draw:style-name="gr5" draw:text-style-name="P4" draw:layer="layout" svg:width="0.234cm" svg:height="0.082cm" svg:x="7.062cm" svg:y="14.21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426cm" svg:y="14.107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7.613cm" svg:y="14.07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7.783cm" svg:y="14.078cm" svg:viewBox="0 0 83 352" svg:d="M83 176c0-27-4-70-24-110-21-43-52-66-55-66s-4 1-4 4c0 1 0 1 7 8 35 35 55 91 55 164 0 61-13 123-57 167-5 4-5 5-5 6 0 2 1 3 4 3s35-23 56-68c18-39 23-78 23-108z">
            <text:p/>
          </draw:path>
        </draw:g>
        <draw:g>
          <svg:title>TexMaths</svg:title>
          <svg:desc>10§latex§\begin{align*}
G &amp;= (\highlight{6}, \{\alpha_a=0, \highlight{\alpha_b &lt; 5}, \\
&amp; \alpha_x=0, \alpha_y = 0, \alpha_z = 0\})
\end{align*}§svg§600§FALSE§</svg:desc>
          <draw:polygon draw:style-name="gr4" draw:text-style-name="P3" draw:layer="layout" svg:width="4.109cm" svg:height="1.026cm" svg:x="9.371cm" svg:y="6.731cm" svg:viewBox="0 0 4110 1027" draw:points="2055,1027 0,1027 0,0 4110,0 4110,1027">
            <text:p/>
          </draw:polygon>
          <draw:path draw:style-name="gr5" draw:text-style-name="P4" draw:layer="layout" svg:width="0.25cm" svg:height="0.256cm" svg:x="9.389cm" svg:y="6.815cm" svg:viewBox="0 0 251 257" svg:d="M251 4c0-2-1-4-4-4-1 0-2 0-6 4l-24 27c-4-5-20-31-59-31-79 0-158 78-158 160 0 56 39 97 96 97 16 0 32-4 44-9 18-7 25-14 31-21 3 8 12 21 16 21 2 0 2-1 2-1 1-1 5-14 6-22l7-27c2-6 3-12 5-18 4-16 4-16 24-17 2 0 6 0 6-7 0-2-2-4-5-4-8 0-29 1-37 1-11 0-38-1-49-1-3 0-8 0-8 7 0 4 3 4 11 4 0 0 10 0 19 1s11 2 11 7c0 3-4 19-8 32-10 39-56 43-68 43-34 0-71-21-71-75 0-10 4-69 41-115 19-24 53-45 88-45 36 0 57 27 57 68 0 14-1 15-1 18 0 4 4 4 5 4 5 0 5-1 6-7z">
            <text:p/>
          </draw:path>
          <draw:path draw:style-name="gr5" draw:text-style-name="P4" draw:layer="layout" svg:width="0.234cm" svg:height="0.082cm" svg:x="9.765cm" svg:y="6.934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0.15cm" svg:y="6.799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0.251cm" svg:y="6.731cm" svg:viewBox="0 0 388 438" draw:points="194,438 0,438 0,0 388,0 388,438">
            <text:p/>
          </draw:polygon>
          <draw:path draw:style-name="gr5" draw:text-style-name="P4" draw:layer="layout" svg:width="0.146cm" svg:height="0.242cm" svg:x="10.371cm" svg:y="6.829cm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ath draw:style-name="gr5" draw:text-style-name="P4" draw:layer="layout" svg:width="0.041cm" svg:height="0.105cm" svg:x="10.668cm" svg:y="7.026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10.819cm" svg:y="6.799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0.983cm" svg:y="6.90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1.208cm" svg:y="7.007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1.48cm" svg:y="6.934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844cm" svg:y="6.829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2.035cm" svg:y="7.026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221cm" svg:height="0.49cm" svg:x="12.161cm" svg:y="6.731cm" svg:viewBox="0 0 1222 491" draw:points="611,491 0,491 0,0 1222,0 1222,491">
            <text:p/>
          </draw:polygon>
          <draw:path draw:style-name="gr5" draw:text-style-name="P4" draw:layer="layout" svg:width="0.197cm" svg:height="0.159cm" svg:x="12.281cm" svg:y="6.90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2.507cm" svg:y="6.945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12.759cm" svg:y="6.873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3.117cm" svg:y="6.829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3.413cm" svg:y="7.026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9.662cm" svg:y="7.50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9.883cm" svg:y="7.601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0.166cm" svg:y="7.52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53cm" svg:y="7.42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0.721cm" svg:y="7.62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0.861cm" svg:y="7.50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1.082cm" svg:y="7.601cm" svg:viewBox="0 0 127 160" svg:d="M126 16c1-4 1-4 1-6 0-5-4-8-8-8-3 0-7 2-10 6-1 2-3 10-4 15l-5 20c-2 6-10 37-10 40-1 0-11 22-31 22-17 0-17-16-17-21 0-13 6-29 14-48 2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11.357cm" svg:y="7.52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721cm" svg:y="7.423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913cm" svg:y="7.62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2.053cm" svg:y="7.50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2.277cm" svg:y="7.601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12.541cm" svg:y="7.52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905cm" svg:y="7.42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13.092cm" svg:y="7.393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3.262cm" svg:y="7.393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J &amp;= (\highlight{7}, \{\alpha_a=0, \highlight{\alpha_b &lt; 5}, \\
&amp; \alpha_x=0, \alpha_y = 0, \alpha_z = 2\})
\end{align*}§svg§600§FALSE§</svg:desc>
          <draw:polygon draw:style-name="gr4" draw:text-style-name="P3" draw:layer="layout" svg:width="4.061cm" svg:height="1.026cm" svg:x="10.034cm" svg:y="8.61cm" svg:viewBox="0 0 4062 1027" draw:points="2031,1027 0,1027 0,0 4062,0 4062,1027">
            <text:p/>
          </draw:polygon>
          <draw:path draw:style-name="gr5" draw:text-style-name="P4" draw:layer="layout" svg:width="0.198cm" svg:height="0.248cm" svg:x="10.059cm" svg:y="8.702cm" svg:viewBox="0 0 199 249" svg:d="M166 26c3-12 4-15 23-15 6 0 10 0 10-7 0-3-3-4-5-4-9 0-31 1-40 1-11 0-40-1-52-1-3 0-7 0-7 7 0 4 3 4 12 4 8 0 12 0 21 1 8 1 10 2 10 7 0 2 0 4-1 7l-41 162c-8 34-32 53-50 53-10 0-28-4-34-22 1 0 4 0 4 0 14 0 23-12 23-22 0-11-9-15-15-15-7 0-24 4-24 28 0 22 19 39 47 39 32 0 69-24 78-58z">
            <text:p/>
          </draw:path>
          <draw:path draw:style-name="gr5" draw:text-style-name="P4" draw:layer="layout" svg:width="0.234cm" svg:height="0.082cm" svg:x="10.38cm" svg:y="8.81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0.765cm" svg:y="8.678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0.866cm" svg:y="8.61cm" svg:viewBox="0 0 388 438" draw:points="194,438 0,438 0,0 388,0 388,438">
            <text:p/>
          </draw:polygon>
          <draw:path draw:style-name="gr5" draw:text-style-name="P4" draw:layer="layout" svg:width="0.151cm" svg:height="0.245cm" svg:x="10.992cm" svg:y="8.704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5" draw:text-style-name="P4" draw:layer="layout" svg:width="0.041cm" svg:height="0.105cm" svg:x="11.283cm" svg:y="8.90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11.434cm" svg:y="8.678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1.598cm" svg:y="8.78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1.823cm" svg:y="8.886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2.095cm" svg:y="8.81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459cm" svg:y="8.708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2.651cm" svg:y="8.905cm" svg:viewBox="0 0 42 106" svg:d="M42 37c0-23-9-37-23-37-12 0-19 9-19 19 0 9 7 19 19 19 4 0 9-2 13-5 1-1 1-1 1-1 1 0 1 0 1 5 0 27-12 48-24 60-4 3-4 4-4 5 0 3 2 4 3 4 4 0 33-27 33-69z">
            <text:p/>
          </draw:path>
          <draw:polygon draw:style-name="gr6" draw:text-style-name="P5" draw:layer="layout" svg:width="1.221cm" svg:height="0.49cm" svg:x="12.776cm" svg:y="8.61cm" svg:viewBox="0 0 1222 491" draw:points="611,491 0,491 0,0 1222,0 1222,491">
            <text:p/>
          </draw:polygon>
          <draw:path draw:style-name="gr5" draw:text-style-name="P4" draw:layer="layout" svg:width="0.197cm" svg:height="0.159cm" svg:x="12.896cm" svg:y="8.78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3.122cm" svg:y="8.824cm" svg:viewBox="0 0 101 174" svg:d="M49 7c0 0 1-3 1-4s-1-3-4-3c-5 0-25 2-32 2-2 1-5 1-5 6 0 4 3 4 6 4 12 0 12 1 12 3s-2 12-4 18l-5 22c-3 9-16 63-17 66-1 6-1 9-1 12 0 25 16 41 37 41 31 0 64-33 64-70 0-29-21-41-38-41-13 0-23 7-31 13zM37 167c-12 0-19-10-19-25 0-9 2-18 9-45 1-5 1-6 6-11 9-11 21-16 30-16s18 7 18 24c0 10-6 35-13 49-6 12-19 24-31 24z">
            <text:p/>
          </draw:path>
          <draw:path draw:style-name="gr5" draw:text-style-name="P4" draw:layer="layout" svg:width="0.215cm" svg:height="0.204cm" svg:x="13.374cm" svg:y="8.752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3.732cm" svg:y="8.708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4.028cm" svg:y="8.90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0.277cm" svg:y="9.381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0.498cm" svg:y="9.48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0.781cm" svg:y="9.407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145cm" svg:y="9.302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337cm" svg:y="9.499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1.477cm" svg:y="9.381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1.698cm" svg:y="9.48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11.972cm" svg:y="9.407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336cm" svg:y="9.302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2.528cm" svg:y="9.499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2.668cm" svg:y="9.381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2.893cm" svg:y="9.48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13.157cm" svg:y="9.407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13.525cm" svg:y="9.302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13.707cm" svg:y="9.272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3.877cm" svg:y="9.272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2§display§\text{false}§svg§600§FALSE§</svg:desc>
          <draw:polygon draw:style-name="gr4" draw:text-style-name="P3" draw:layer="layout" svg:width="0.808cm" svg:height="0.292cm" svg:x="13.335cm" svg:y="10.751cm" svg:viewBox="0 0 809 293" draw:points="405,293 0,293 0,0 809,0 809,293">
            <text:p/>
          </draw:polygon>
          <draw:path draw:style-name="gr5" draw:text-style-name="P4" draw:layer="layout" svg:width="0.137cm" svg:height="0.298cm" svg:x="13.349cm" svg:y="10.745cm" svg:viewBox="0 0 138 299" svg:d="M60 117v-50c0-37 20-57 40-57 1 0 7 0 14 2-6 2-13 7-13 18 0 10 7 18 18 18 13 0 19-8 19-18 0-16-16-30-38-30-30 0-66 23-66 67v50h-34v13h34v137c0 19-5 19-34 19v13c17-1 37-1 49-1 17 0 37 0 54 1v-13h-9c-32 0-33-5-33-20v-136h49v-13z">
            <text:p/>
          </draw:path>
          <draw:path draw:style-name="gr5" draw:text-style-name="P4" draw:layer="layout" svg:width="0.191cm" svg:height="0.194cm" svg:x="13.481cm" svg:y="10.854cm" svg:viewBox="0 0 192 195" svg:d="M124 159c1 16 13 34 33 34 9 0 35-6 35-40v-24h-11v24c0 24-11 27-15 27-15 0-16-19-16-21v-86c0-18 0-33-16-50-16-16-37-23-57-23-35 0-65 20-65 48 0 13 8 20 20 20 11 0 20-8 20-20 0-5-3-19-22-19 11-15 32-19 46-19 20 0 44 16 44 54v15c-22 2-50 3-78 16-31 14-42 36-42 55 0 34 41 45 68 45 28 0 47-17 56-36zM120 89v42c0 41-30 55-49 55-21 0-39-15-39-37 0-23 18-58 88-60z">
            <text:p/>
          </draw:path>
          <draw:path draw:style-name="gr5" draw:text-style-name="P4" draw:layer="layout" svg:width="0.094cm" svg:height="0.293cm" svg:x="13.688cm" svg:y="10.75cm" svg:viewBox="0 0 95 294" svg:d="M61 0l-61 5v13c30 0 34 2 34 24v220c0 19-5 19-34 19v13c14 0 37-1 48-1 10 0 31 1 47 1v-13c-29 0-34 0-34-19z">
            <text:p/>
          </draw:path>
          <draw:path draw:style-name="gr5" draw:text-style-name="P4" draw:layer="layout" svg:width="0.138cm" svg:height="0.194cm" svg:x="13.804cm" svg:y="10.854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text-style-name="P4" draw:layer="layout" svg:width="0.163cm" svg:height="0.194cm" svg:x="13.968cm" svg:y="10.854cm" svg:viewBox="0 0 164 195" svg:d="M36 83c2-63 38-73 53-73 43 0 48 57 48 73zM35 93h119c9 0 10 0 10-10 0-42-22-83-75-83-49 0-89 43-89 97 0 57 44 98 94 98 51 0 70-47 70-56 0-3-3-4-6-4s-3 2-4 6c-16 43-53 43-58 43-22 0-38-12-48-28-13-20-13-49-13-63z">
            <text:p/>
          </draw:path>
        </draw:g>
        <draw:g>
          <svg:title>TexMaths</svg:title>
          <svg:desc>10§latex§\begin{align*}
K &amp;= (\highlight{8}, \{\alpha_a=0, \alpha_b &lt; 5, \\
&amp;~~~~~ \alpha_x=0, \highlight{\alpha_c = 0}, \\
&amp;~~~~~ \alpha_y = 0, \alpha_z = 2\})
\end{align*}§svg§600§FALSE§</svg:desc>
          <draw:polygon draw:style-name="gr4" draw:text-style-name="P3" draw:layer="layout" svg:width="3.943cm" svg:height="1.625cm" svg:x="7.933cm" svg:y="10.63cm" svg:viewBox="0 0 3944 1626" draw:points="1972,1626 0,1626 0,0 3944,0 3944,1626">
            <text:p/>
          </draw:polygon>
          <draw:path draw:style-name="gr5" draw:text-style-name="P4" draw:layer="layout" svg:width="0.299cm" svg:height="0.24cm" svg:x="7.946cm" svg:y="10.722cm" svg:viewBox="0 0 300 241" svg:d="M166 98c0-1-2-3-2-4s7-6 11-9l61-47c33-25 47-26 58-27 3 0 6-1 6-7 0-2-1-4-4-4-8 0-16 1-25 1-13 0-26-1-39-1-2 0-7 0-7 7 0 3 2 4 5 4 7 1 10 2 10 7 0 7-10 15-12 17l-138 105 28-113c4-13 4-16 30-16 9 0 12 0 12-7 0-3-3-4-5-4-10 0-35 1-45 1s-35-1-45-1c-3 0-8 0-8 7 0 4 4 4 11 4 4 0 11 0 15 1 5 0 8 1 8 5 0 2-1 3-2 7l-47 190c-4 13-4 16-32 16-6 0-10 0-10 7 0 4 4 4 5 4 10 0 35-1 45-1 7 0 15 0 23 0 7 0 15 1 23 1 2 0 7 0 7-7 0-4-4-4-10-4-13 0-23 0-23-6 0-3 2-10 3-16 5-18 10-37 14-55l53-41 41 95c4 9 4 10 4 12 0 11-15 11-19 11-3 0-7 0-7 7 0 4 4 4 5 4 14 0 29-1 43-1 7 0 26 1 34 1 2 0 7 0 7-7 0-4-4-4-8-4-14 0-19-3-24-16z">
            <text:p/>
          </draw:path>
          <draw:path draw:style-name="gr5" draw:text-style-name="P4" draw:layer="layout" svg:width="0.234cm" svg:height="0.082cm" svg:x="8.374cm" svg:y="10.83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8.759cm" svg:y="10.698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8.86cm" svg:y="10.63cm" svg:viewBox="0 0 388 438" draw:points="194,438 0,438 0,0 388,0 388,438">
            <text:p/>
          </draw:polygon>
          <draw:path draw:style-name="gr5" draw:text-style-name="P4" draw:layer="layout" svg:width="0.146cm" svg:height="0.242cm" svg:x="8.981cm" svg:y="10.728cm" svg:viewBox="0 0 147 243" svg:d="M43 74c-16-11-18-23-18-29 0-21 23-36 48-36 26 0 49 18 49 44 0 20-14 37-35 49zM94 107c26-13 43-31 43-54 0-33-31-53-63-53-36 0-64 26-64 59 0 6 0 22 15 39 4 4 17 13 26 19-21 10-51 30-51 65 0 37 36 61 73 61 40 0 74-29 74-67 0-13-4-29-17-44-7-7-13-11-36-25zM59 122l44 28c10 6 26 17 26 38 0 27-26 45-55 45-31 0-56-22-56-51 0-21 11-43 41-60z">
            <text:p/>
          </draw:path>
          <draw:path draw:style-name="gr5" draw:text-style-name="P4" draw:layer="layout" svg:width="0.041cm" svg:height="0.105cm" svg:x="9.277cm" svg:y="10.925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9.428cm" svg:y="10.698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9.592cm" svg:y="10.80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9.817cm" svg:y="10.906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0.089cm" svg:y="10.83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453cm" svg:y="10.72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0.645cm" svg:y="10.92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0.785cm" svg:y="10.80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1.011cm" svg:y="10.844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11.262cm" svg:y="10.772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1.621cm" svg:y="10.728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1.808cm" svg:y="10.925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8.857cm" svg:y="11.40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9.078cm" svg:y="11.505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9.361cm" svg:y="11.43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725cm" svg:y="11.32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9.916cm" svg:y="11.524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223cm" svg:height="0.49cm" svg:x="10.042cm" svg:y="11.229cm" svg:viewBox="0 0 1224 491" draw:points="612,491 0,491 0,0 1224,0 1224,491">
            <text:p/>
          </draw:polygon>
          <draw:path draw:style-name="gr5" draw:text-style-name="P4" draw:layer="layout" svg:width="0.197cm" svg:height="0.159cm" svg:x="10.162cm" svg:y="11.40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06cm" svg:height="0.111cm" svg:x="10.387cm" svg:y="11.505cm" svg:viewBox="0 0 107 112" svg:d="M93 14c-9 2-12 9-12 14 0 7 5 9 9 9 6 0 15-3 15-15 0-17-20-22-33-22-37 0-72 34-72 69 0 21 15 43 46 43 42 0 61-25 61-28 0-2-2-4-4-4-1 0-2 0-4 2-19 23-48 23-53 23-17 0-25-12-25-28 0-7 3-34 16-51 9-12 22-19 35-19 3 0 15 0 21 7z">
            <text:p/>
          </draw:path>
          <draw:path draw:style-name="gr5" draw:text-style-name="P4" draw:layer="layout" svg:width="0.234cm" svg:height="0.082cm" svg:x="10.632cm" svg:y="11.43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996cm" svg:y="11.327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295cm" svg:y="11.524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8.857cm" svg:y="12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9.078cm" svg:y="12.099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9.353cm" svg:y="12.02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717cm" svg:y="11.921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9.908cm" svg:y="12.118cm" svg:viewBox="0 0 42 106" svg:d="M42 37c0-23-9-37-23-37-12 0-19 9-19 19 0 9 7 19 19 19 4 0 9-2 13-5 1-1 1-1 2-1v5c0 26-12 48-24 60-4 3-4 4-4 5 0 3 2 4 3 4 4 0 33-27 33-69z">
            <text:p/>
          </draw:path>
          <draw:path draw:style-name="gr5" draw:text-style-name="P4" draw:layer="layout" svg:width="0.197cm" svg:height="0.159cm" svg:x="10.048cm" svg:y="12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10.273cm" svg:y="12.099cm" svg:viewBox="0 0 114 112" svg:d="M27 88c6-7 10-12 32-28 5-5 23-20 31-27 15-14 24-27 24-30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10.537cm" svg:y="12.02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10.905cm" svg:y="11.921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11.088cm" svg:y="11.891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1.258cm" svg:y="11.891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\begin{align*}
P &amp;= (\highlight{10}, \{\alpha_a=0, \\
&amp; ~~~~\highlight{\alpha_b \geq 5}, \alpha_x=0,\\
&amp; ~~~~~\alpha_y = 0, \alpha_z = 0\})
\end{align*}§svg§600§FALSE§</svg:desc>
          <draw:polygon draw:style-name="gr4" draw:text-style-name="P3" draw:layer="layout" svg:width="3.391cm" svg:height="1.625cm" svg:x="16.784cm" svg:y="12.757cm" svg:viewBox="0 0 3392 1626" draw:points="1696,1626 0,1626 0,0 3392,0 3392,1626">
            <text:p/>
          </draw:polygon>
          <draw:path draw:style-name="gr5" draw:text-style-name="P4" draw:layer="layout" svg:width="0.251cm" svg:height="0.24cm" svg:x="16.798cm" svg:y="12.849cm" svg:viewBox="0 0 252 241" svg:d="M93 130h60c50 0 99-37 99-77 0-27-23-53-70-53h-114c-7 0-10 0-10 7 0 4 3 4 10 4 4 0 11 0 15 1 6 0 8 1 8 5 0 2-1 3-2 7l-47 190c-4 13-4 16-32 16-6 0-10 0-10 7 0 4 4 4 5 4 10 0 35-1 45-1 8 0 15 0 23 0 7 0 15 1 23 1 2 0 7 0 7-7 0-4-3-4-10-4-13 0-23 0-23-6 0-2 1-4 1-6zM118 24c3-12 4-13 19-13h34c29 0 48 9 48 34 0 14-7 44-21 57-17 16-39 18-54 18h-50z">
            <text:p/>
          </draw:path>
          <draw:path draw:style-name="gr5" draw:text-style-name="P4" draw:layer="layout" svg:width="0.234cm" svg:height="0.082cm" svg:x="17.176cm" svg:y="12.9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7.561cm" svg:y="12.825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17.662cm" svg:y="12.757cm" svg:viewBox="0 0 563 438" draw:points="282,438 0,438 0,0 563,0 563,438">
            <text:p/>
          </draw:polygon>
          <draw:path draw:style-name="gr5" draw:text-style-name="P4" draw:layer="layout" svg:width="0.116cm" svg:height="0.234cm" svg:x="17.799cm" svg:y="12.855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17.956cm" svg:y="12.855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8.255cm" svg:y="13.052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18.406cm" svg:y="12.825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8.57cm" svg:y="12.934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8.794cm" svg:y="13.033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9.067cm" svg:y="12.9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9.431cm" svg:y="12.855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9.622cm" svg:y="13.052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221cm" svg:height="0.49cm" svg:x="17.527cm" svg:y="13.356cm" svg:viewBox="0 0 1222 491" draw:points="611,491 0,491 0,0 1222,0 1222,491">
            <text:p/>
          </draw:polygon>
          <draw:path draw:style-name="gr5" draw:text-style-name="P4" draw:layer="layout" svg:width="0.197cm" svg:height="0.159cm" svg:x="17.647cm" svg:y="13.53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7.873cm" svg:y="13.57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72cm" svg:x="18.124cm" svg:y="13.464cm" svg:viewBox="0 0 216 273" svg:d="M209 110c5-2 7-5 7-8s-2-5-7-8l-195-92c-5-2-6-2-7-2-4 0-7 3-7 7s3 6 7 8l185 87-185 87c-7 3-7 6-7 8 0 4 3 7 7 7 1 0 2 0 6-2zM203 273c6 0 13 0 13-7s-8-7-13-7h-190c-6 0-13 0-13 7s6 7 12 7z">
            <text:p/>
          </draw:path>
          <draw:path draw:style-name="gr5" draw:text-style-name="P4" draw:layer="layout" svg:width="0.14cm" svg:height="0.242cm" svg:x="18.483cm" svg:y="13.454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8.778cm" svg:y="13.65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8.919cm" svg:y="13.53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9.14cm" svg:y="13.632cm" svg:viewBox="0 0 133 112" svg:d="M50 83c-3 9-11 22-23 22-1 0-9 0-14-3 10-4 11-13 11-14 0-6-4-9-10-9-7 0-14 6-14 15 0 12 14 18 26 18 11 0 22-7 28-18 6 13 19 18 29 18 29 0 44-31 44-38 0-3-3-3-4-3-4 0-4 1-5 4-5 17-20 30-34 30-10 0-15-7-15-16 0-7 6-29 13-57 5-19 16-25 24-25 1 0 8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9.422cm" svg:y="13.55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9.786cm" svg:y="13.45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9.978cm" svg:y="13.65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7.659cm" svg:y="14.127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17.88cm" svg:y="14.226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18.154cm" svg:y="14.15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8.518cm" svg:y="14.048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8.71cm" svg:y="14.245cm" svg:viewBox="0 0 42 106" svg:d="M42 37c0-23-9-37-23-37-12 0-19 9-19 19 0 9 7 19 19 19 4 0 9-2 13-5 1-1 1-1 1-1 1 0 1 0 1 5 0 26-12 48-24 60-4 3-4 4-4 5 0 3 2 4 3 4 4 0 33-27 33-69z">
            <text:p/>
          </draw:path>
          <draw:path draw:style-name="gr5" draw:text-style-name="P4" draw:layer="layout" svg:width="0.197cm" svg:height="0.159cm" svg:x="18.85cm" svg:y="14.127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19.075cm" svg:y="14.226cm" svg:viewBox="0 0 114 112" svg:d="M27 88c6-7 10-12 32-28 5-5 23-20 31-27 15-14 24-27 24-30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19.339cm" svg:y="14.15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9.703cm" svg:y="14.04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19.89cm" svg:y="14.01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20.059cm" svg:y="14.018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\begin{align*}
N &amp;= (\highlight{10}, \{\alpha_a=0, \alpha_b &lt; 5, \\
&amp;~~~~~ \alpha_x=0, \alpha_c = 0, \\
&amp;~~~~~ \highlight{\alpha_y = 1}, \alpha_z = 2\})
\end{align*}§svg§600§FALSE§</svg:desc>
          <draw:polygon draw:style-name="gr4" draw:text-style-name="P3" draw:layer="layout" svg:width="4.115cm" svg:height="1.664cm" svg:x="8.129cm" svg:y="12.828cm" svg:viewBox="0 0 4116 1665" draw:points="2058,1665 0,1665 0,0 4116,0 4116,1665">
            <text:p/>
          </draw:polygon>
          <draw:path draw:style-name="gr5" draw:text-style-name="P4" draw:layer="layout" svg:width="0.296cm" svg:height="0.24cm" svg:x="8.143cm" svg:y="12.92cm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
            <text:p/>
          </draw:path>
          <draw:path draw:style-name="gr5" draw:text-style-name="P4" draw:layer="layout" svg:width="0.234cm" svg:height="0.082cm" svg:x="8.567cm" svg:y="13.03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8.952cm" svg:y="12.896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9.053cm" svg:y="12.828cm" svg:viewBox="0 0 563 438" draw:points="282,438 0,438 0,0 563,0 563,438">
            <text:p/>
          </draw:polygon>
          <draw:path draw:style-name="gr5" draw:text-style-name="P4" draw:layer="layout" svg:width="0.116cm" svg:height="0.234cm" svg:x="9.19cm" svg:y="12.926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9.348cm" svg:y="12.926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9.646cm" svg:y="13.123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9.797cm" svg:y="12.896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9.961cm" svg:y="13.00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0.186cm" svg:y="13.104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0.458cm" svg:y="13.03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822cm" svg:y="12.926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014cm" svg:y="13.123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1.154cm" svg:y="13.00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1.379cm" svg:y="13.042cm" svg:viewBox="0 0 101 174" svg:d="M49 7c0 0 1-3 1-4s-1-3-4-3c-5 0-25 2-32 2-2 1-5 1-5 6 0 4 3 4 6 4 12 0 12 1 12 3s-2 12-4 18l-5 22c-3 9-16 63-17 66-1 6-1 9-1 12 0 25 16 41 37 41 31 0 64-33 64-70 0-29-21-41-38-41-13 0-24 7-31 13zM37 167c-12 0-19-10-19-25 0-9 2-18 9-45 1-5 1-6 6-11 9-11 21-16 30-16s18 7 18 24c0 10-6 35-13 49-6 12-19 24-31 24z">
            <text:p/>
          </draw:path>
          <draw:path draw:style-name="gr5" draw:text-style-name="P4" draw:layer="layout" svg:width="0.215cm" svg:height="0.204cm" svg:x="11.631cm" svg:y="12.97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1.99cm" svg:y="12.926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2.177cm" svg:y="13.12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9.05cm" svg:y="13.53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9.271cm" svg:y="13.631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9.554cm" svg:y="13.55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918cm" svg:y="13.45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0.109cm" svg:y="13.65cm" svg:viewBox="0 0 42 106" svg:d="M42 37c0-23-9-37-23-37-12 0-19 9-19 19 0 9 7 19 19 19 4 0 9-2 13-5 1-1 1-1 2-1v5c0 27-12 48-24 59-4 4-4 5-4 6 0 3 2 4 3 4 4 0 33-27 33-69z">
            <text:p/>
          </draw:path>
          <draw:path draw:style-name="gr5" draw:text-style-name="P4" draw:layer="layout" svg:width="0.197cm" svg:height="0.159cm" svg:x="10.249cm" svg:y="13.53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06cm" svg:height="0.111cm" svg:x="10.474cm" svg:y="13.631cm" svg:viewBox="0 0 107 112" svg:d="M93 14c-9 2-12 9-12 14 0 7 5 9 9 9 6 0 15-3 15-15 0-17-20-22-33-22-37 0-72 34-72 69 0 21 15 43 46 43 42 0 61-25 61-28 0-2-2-4-4-4-1 0-2 0-4 2-19 23-48 23-53 23-17 0-25-12-25-28 0-7 3-34 16-51 9-12 22-19 35-19 3 0 15 0 21 7z">
            <text:p/>
          </draw:path>
          <draw:path draw:style-name="gr5" draw:text-style-name="P4" draw:layer="layout" svg:width="0.234cm" svg:height="0.082cm" svg:x="10.719cm" svg:y="13.55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083cm" svg:y="13.453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275cm" svg:y="13.65cm" svg:viewBox="0 0 42 106" svg:d="M42 37c0-23-9-37-23-37-12 0-19 9-19 19 0 9 7 19 19 19 4 0 9-2 13-5 1-1 1-1 1-1 1 0 1 0 1 5 0 27-12 48-24 59-4 4-4 5-4 6 0 3 2 4 3 4 4 0 33-27 33-69z">
            <text:p/>
          </draw:path>
          <draw:polygon draw:style-name="gr6" draw:text-style-name="P5" draw:layer="layout" svg:width="1.249cm" svg:height="0.538cm" svg:x="9.035cm" svg:y="13.954cm" svg:viewBox="0 0 1250 539" draw:points="625,539 0,539 0,0 1250,0 1250,539">
            <text:p/>
          </draw:polygon>
          <draw:path draw:style-name="gr5" draw:text-style-name="P4" draw:layer="layout" svg:width="0.197cm" svg:height="0.159cm" svg:x="9.155cm" svg:y="14.131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9.376cm" svg:y="14.23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9.651cm" svg:y="14.157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16cm" svg:height="0.234cm" svg:x="10.033cm" svg:y="14.052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041cm" svg:height="0.105cm" svg:x="10.315cm" svg:y="14.249cm" svg:viewBox="0 0 42 106" svg:d="M42 37c0-23-9-37-23-37-12 0-19 9-19 19 0 9 7 19 19 19 4 0 9-2 13-5 1-1 1-1 2-1v5c0 26-12 48-24 60-4 3-4 4-4 5 0 3 2 4 3 4 4 0 33-27 33-69z">
            <text:p/>
          </draw:path>
          <draw:path draw:style-name="gr5" draw:text-style-name="P4" draw:layer="layout" svg:width="0.197cm" svg:height="0.159cm" svg:x="10.455cm" svg:y="14.131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10.679cm" svg:y="14.23cm" svg:viewBox="0 0 114 112" svg:d="M27 88c6-7 11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10.944cm" svg:y="14.157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11.311cm" svg:y="14.052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11.494cm" svg:y="14.023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1.664cm" svg:y="14.023cm" svg:viewBox="0 0 83 352" svg:d="M83 176c0-27-4-70-24-110-21-43-52-66-55-66s-4 1-4 4c0 1 0 1 7 8 35 35 55 91 55 164 0 61-13 123-57 167-5 4-5 5-5 6 0 2 1 3 4 3s35-24 56-68c18-39 23-78 23-108z">
            <text:p/>
          </draw:path>
        </draw:g>
        <draw:line draw:style-name="gr1" draw:text-style-name="P1" draw:layer="layout" svg:x1="6.286cm" svg:y1="14.551cm" svg:x2="6.286cm" svg:y2="15.059cm">
          <text:p/>
        </draw:line>
        <draw:line draw:style-name="gr1" draw:text-style-name="P1" draw:layer="layout" svg:x1="10.16cm" svg:y1="14.605cm" svg:x2="10.16cm" svg:y2="15.113cm">
          <text:p/>
        </draw:line>
        <draw:line draw:style-name="gr1" draw:text-style-name="P1" draw:layer="layout" svg:x1="10.16cm" svg:y1="12.37cm" svg:x2="10.16cm" svg:y2="12.7cm">
          <text:p/>
        </draw:line>
        <draw:g>
          <svg:title>TexMaths</svg:title>
          <svg:desc>10§latex§\begin{align*}
O &amp;= (\highlight{10}, \{\alpha_a=0, \\
&amp; \alpha_b &lt; 5, \alpha_x=0, \highlight{\alpha_c = 0},\\
&amp; ~~~ \alpha_y = 0, \alpha_z = 2\})
\end{align*}
§svg§600§FALSE§</svg:desc>
          <draw:polygon draw:style-name="gr4" draw:text-style-name="P3" draw:layer="layout" svg:width="3.961cm" svg:height="1.625cm" svg:x="12.639cm" svg:y="12.959cm" svg:viewBox="0 0 3962 1626" draw:points="1981,1626 0,1626 0,0 3962,0 3962,1626">
            <text:p/>
          </draw:polygon>
          <draw:path draw:style-name="gr5" draw:text-style-name="P4" draw:layer="layout" svg:width="0.243cm" svg:height="0.256cm" svg:x="12.656cm" svg:y="13.043cm" svg:viewBox="0 0 244 257" svg:d="M244 95c0-57-38-95-90-95-76 0-154 80-154 162 0 59 40 95 90 95 75 0 154-78 154-162zM92 247c-34 0-59-28-59-75 0-15 5-67 32-108 24-37 59-55 87-55 29 0 60 20 60 72 0 26-9 81-44 124-17 22-46 42-76 42z">
            <text:p/>
          </draw:path>
          <draw:path draw:style-name="gr5" draw:text-style-name="P4" draw:layer="layout" svg:width="0.234cm" svg:height="0.082cm" svg:x="13.034cm" svg:y="13.16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3.419cm" svg:y="13.027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13.521cm" svg:y="12.959cm" svg:viewBox="0 0 563 438" draw:points="282,438 0,438 0,0 563,0 563,438">
            <text:p/>
          </draw:polygon>
          <draw:path draw:style-name="gr5" draw:text-style-name="P4" draw:layer="layout" svg:width="0.116cm" svg:height="0.234cm" svg:x="13.657cm" svg:y="13.057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13.815cm" svg:y="13.05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4.113cm" svg:y="13.254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14.264cm" svg:y="13.027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4.428cm" svg:y="13.13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4.653cm" svg:y="13.235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4.925cm" svg:y="13.16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5.289cm" svg:y="13.05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5.481cm" svg:y="13.254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2.931cm" svg:y="13.73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3.157cm" svg:y="13.772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13.409cm" svg:y="13.7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3.767cm" svg:y="13.656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3.955cm" svg:y="13.85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4.095cm" svg:y="13.73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4.316cm" svg:y="13.834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4.599cm" svg:y="13.76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4.963cm" svg:y="13.656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5.154cm" svg:y="13.853cm" svg:viewBox="0 0 42 106" svg:d="M42 37c0-23-9-37-23-37-12 0-19 9-19 19 0 9 7 19 19 19 4 0 9-2 13-5 1-1 1-1 1-1 1 0 1 0 1 5 0 27-12 48-24 60-4 3-4 4-4 5 0 3 2 4 3 4 4 0 33-27 33-69z">
            <text:p/>
          </draw:path>
          <draw:polygon draw:style-name="gr6" draw:text-style-name="P5" draw:layer="layout" svg:width="1.223cm" svg:height="0.49cm" svg:x="15.28cm" svg:y="13.558cm" svg:viewBox="0 0 1224 491" draw:points="612,491 0,491 0,0 1224,0 1224,491">
            <text:p/>
          </draw:polygon>
          <draw:path draw:style-name="gr5" draw:text-style-name="P4" draw:layer="layout" svg:width="0.197cm" svg:height="0.159cm" svg:x="15.4cm" svg:y="13.73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06cm" svg:height="0.111cm" svg:x="15.625cm" svg:y="13.834cm" svg:viewBox="0 0 107 112" svg:d="M93 14c-9 2-12 9-12 14 0 7 5 9 9 9 6 0 15-3 15-15 0-17-20-22-33-22-37 0-72 34-72 69 0 21 15 43 46 43 42 0 61-25 61-28 0-2-2-4-4-4-1 0-2 0-4 2-19 23-48 23-53 23-17 0-25-12-25-28 0-7 3-34 16-51 9-12 22-19 35-19 3 0 15 0 21 7z">
            <text:p/>
          </draw:path>
          <draw:path draw:style-name="gr5" draw:text-style-name="P4" draw:layer="layout" svg:width="0.234cm" svg:height="0.082cm" svg:x="15.87cm" svg:y="13.76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6.234cm" svg:y="13.656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6.533cm" svg:y="13.853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3.283cm" svg:y="14.329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13.504cm" svg:y="14.428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13.779cm" svg:y="14.35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4.143cm" svg:y="14.25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4.334cm" svg:y="14.447cm" svg:viewBox="0 0 42 106" svg:d="M42 37c0-23-9-37-23-37-12 0-19 9-19 19 0 9 7 19 19 19 4 0 9-2 13-5 1-1 1-1 2-1v5c0 26-12 48-24 60-4 3-4 4-4 5 0 3 2 4 3 4 4 0 33-27 33-69z">
            <text:p/>
          </draw:path>
          <draw:path draw:style-name="gr5" draw:text-style-name="P4" draw:layer="layout" svg:width="0.197cm" svg:height="0.159cm" svg:x="14.474cm" svg:y="14.329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14.699cm" svg:y="14.428cm" svg:viewBox="0 0 114 112" svg:d="M27 88c6-7 10-12 32-28 5-5 23-20 31-27 15-14 24-27 24-30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14.963cm" svg:y="14.35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15.331cm" svg:y="14.25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15.514cm" svg:y="14.22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5.683cm" svg:y="14.22cm" svg:viewBox="0 0 83 352" svg:d="M83 176c0-27-4-70-24-110-21-43-52-66-55-66s-4 1-4 4c0 1 0 1 7 8 35 35 55 91 55 164 0 61-13 123-57 167-5 4-5 5-5 6 0 2 1 3 4 3s35-24 56-68c18-39 23-78 23-108z">
            <text:p/>
          </draw:path>
        </draw:g>
        <draw:line draw:style-name="gr1" draw:text-style-name="P1" draw:layer="layout" svg:x1="14.46cm" svg:y1="14.651cm" svg:x2="14.46cm" svg:y2="15.159cm">
          <text:p/>
        </draw:line>
        <draw:g>
          <svg:title>TexMaths</svg:title>
          <svg:desc>10§latex§\begin{align*}
&amp; \alpha_x+\alpha_y+\alpha_z-3 \\
&amp;~~~= -3 \neq 0 \\
&amp; \text{~~~{\bf safe division}}\\
\end{align*}§svg§600§FALSE§</svg:desc>
          <draw:polygon draw:style-name="gr4" draw:text-style-name="P3" draw:layer="layout" svg:width="2.64cm" svg:height="1.28cm" svg:x="1.013cm" svg:y="15.286cm" svg:viewBox="0 0 2641 1281" draw:points="1321,1281 0,1281 0,0 2641,0 2641,1281">
            <text:p/>
          </draw:polygon>
          <draw:path draw:style-name="gr5" draw:text-style-name="P4" draw:layer="layout" svg:width="0.197cm" svg:height="0.159cm" svg:x="1.027cm" svg:y="15.35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.249cm" svg:y="15.456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1.512cm" svg:y="15.307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1.857cm" svg:y="15.35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2.078cm" svg:y="15.456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234cm" svg:x="2.333cm" svg:y="15.307cm" svg:viewBox="0 0 235 235" svg:d="M125 125h98c5 0 12 0 12-7 0-8-7-8-12-8h-98v-98c0-5 0-12-7-12-8 0-8 7-8 12v98h-98c-5 0-12 0-12 8 0 7 7 7 12 7h98v98c0 5 0 12 8 12 7 0 7-7 7-12z">
            <text:p/>
          </draw:path>
          <draw:path draw:style-name="gr5" draw:text-style-name="P4" draw:layer="layout" svg:width="0.197cm" svg:height="0.159cm" svg:x="2.678cm" svg:y="15.35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2.903cm" svg:y="15.456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3.157cm" svg:y="15.417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3.493cm" svg:y="15.278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234cm" svg:height="0.082cm" svg:x="1.482cm" svg:y="15.9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.861cm" svg:y="15.944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2.119cm" svg:y="15.805cm" svg:viewBox="0 0 147 243" svg:d="M88 111c29-10 49-34 49-62 0-29-31-49-65-49-36 0-62 21-62 48 0 12 7 18 18 18s18-7 18-18c0-17-17-17-22-17 11-18 34-22 47-22 14 0 34 8 34 39 0 5-1 25-10 41-11 17-23 18-32 18-3 0-11 1-13 1-3 0-6 1-6 4 0 4 3 4 9 4h15c29 0 42 24 42 59 0 48-24 58-40 58-15 0-41-6-54-27 13 2 24-6 24-19s-10-20-20-20c-9 0-20 5-20 20 0 33 33 56 71 56 44 0 76-32 76-68 0-29-22-57-59-64z">
            <text:p/>
          </draw:path>
          <draw:path draw:style-name="gr5" draw:text-style-name="P4" draw:layer="layout" svg:width="0.175cm" svg:height="0.328cm" svg:x="2.426cm" svg:y="15.787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2.397cm" svg:y="15.9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761cm" svg:y="15.805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32cm" svg:height="0.161cm" svg:x="1.378cm" svg:y="16.407cm" svg:viewBox="0 0 133 162" svg:d="M61 56c-13-2-36-6-36-23 0-22 33-22 40-22 26 0 40 11 42 30 0 5 0 7 8 7s8-2 8-10v-28c0-7 0-10-6-10-2 0-2 0-16 7-9-5-22-7-36-7-10 0-65 0-65 46 0 14 7 24 14 30 14 12 28 15 55 19 13 3 39 7 39 28 0 27-32 27-40 27-38 0-47-26-51-41-2-5-4-5-8-5-9 0-9 2-9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1.535cm" svg:y="16.407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1.734cm" svg:y="16.32cm" svg:viewBox="0 0 140 247" svg:d="M27 90h-27v17h27v123h-25v17c13 0 28-1 45-1 13 0 36 0 49 1v-17h-31v-123h40v-17h-42v-35c0-39 27-42 35-42 2 0 4 0 6 0-5 4-8 11-8 18 0 15 13 22 22 22 11 0 22-8 22-22 0-15-13-31-41-31-34 0-72 15-72 55z">
            <text:p/>
          </draw:path>
          <draw:path draw:style-name="gr5" draw:text-style-name="P4" draw:layer="layout" svg:width="0.162cm" svg:height="0.161cm" svg:x="1.853cm" svg:y="16.407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2.175cm" svg:y="16.322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2.402cm" svg:y="16.322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2.506cm" svg:y="16.41cm" svg:viewBox="0 0 196 158" svg:d="M170 24c2-5 3-7 26-7v-17c-9 1-19 1-28 1s-25-1-32-1v17c6 0 17 1 17 4 0 0-1 1-2 4l-41 88-45-96h19v-17c-12 1-43 1-44 1-10 0-26-1-40-1v17h23l61 133c5 8 9 8 14 8 6 0 9-1 13-8z">
            <text:p/>
          </draw:path>
          <draw:path draw:style-name="gr5" draw:text-style-name="P4" draw:layer="layout" svg:width="0.084cm" svg:height="0.244cm" svg:x="2.726cm" svg:y="16.322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2.835cm" svg:y="16.407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084cm" svg:height="0.244cm" svg:x="2.997cm" svg:y="16.322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3.103cm" svg:y="16.407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3.309cm" svg:y="16.408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</draw:g>
        <draw:g>
          <svg:title>TexMaths</svg:title>
          <svg:desc>10§latex§\begin{align*}
&amp; \alpha_x+\alpha_y+\alpha_z-3 \\
&amp;~~~= -5 \neq 0 \\
&amp; \text{~~~{\bf safe division}}\\
\end{align*}§svg§600§FALSE§</svg:desc>
          <draw:polygon draw:style-name="gr4" draw:text-style-name="P3" draw:layer="layout" svg:width="2.64cm" svg:height="1.28cm" svg:x="5.015cm" svg:y="15.288cm" svg:viewBox="0 0 2641 1281" draw:points="1321,1281 0,1281 0,0 2641,0 2641,1281">
            <text:p/>
          </draw:polygon>
          <draw:path draw:style-name="gr5" draw:text-style-name="P4" draw:layer="layout" svg:width="0.197cm" svg:height="0.159cm" svg:x="5.029cm" svg:y="15.3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5.251cm" svg:y="15.458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5.514cm" svg:y="15.309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5.859cm" svg:y="15.3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6.08cm" svg:y="15.458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234cm" svg:x="6.335cm" svg:y="15.309cm" svg:viewBox="0 0 235 235" svg:d="M125 125h98c5 0 12 0 12-7 0-8-7-8-12-8h-98v-98c0-5 0-12-7-12-8 0-8 7-8 12v98h-98c-5 0-12 0-12 8 0 7 7 7 12 7h98v98c0 5 0 12 8 12 7 0 7-7 7-12z">
            <text:p/>
          </draw:path>
          <draw:path draw:style-name="gr5" draw:text-style-name="P4" draw:layer="layout" svg:width="0.197cm" svg:height="0.159cm" svg:x="6.68cm" svg:y="15.3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6.905cm" svg:y="15.458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7.159cm" svg:y="15.419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7.495cm" svg:y="15.28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234cm" svg:height="0.082cm" svg:x="5.484cm" svg:y="15.91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5.863cm" svg:y="15.946cm" svg:viewBox="0 0 216 15" svg:d="M203 15c6 0 13 0 13-7 0-8-7-8-13-8h-191c-6 0-12 0-12 8 0 7 6 7 12 7z">
            <text:p/>
          </draw:path>
          <draw:path draw:style-name="gr5" draw:text-style-name="P4" draw:layer="layout" svg:width="0.14cm" svg:height="0.242cm" svg:x="6.124cm" svg:y="15.807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175cm" svg:height="0.328cm" svg:x="6.428cm" svg:y="15.789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6.399cm" svg:y="15.91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763cm" svg:y="15.807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32cm" svg:height="0.161cm" svg:x="5.38cm" svg:y="16.409cm" svg:viewBox="0 0 133 162" svg:d="M61 56c-13-2-36-6-36-23 0-22 33-22 40-22 26 0 40 11 42 30 0 5 0 7 8 7s8-2 8-10v-28c0-7 0-10-6-10-2 0-2 0-16 7-9-5-22-7-36-7-10 0-65 0-65 46 0 14 7 24 14 30 14 12 28 15 55 19 13 3 39 7 39 28 0 27-32 27-40 27-38 0-47-26-51-41-2-5-4-5-8-5-9 0-9 2-9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5.537cm" svg:y="16.409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5.736cm" svg:y="16.322cm" svg:viewBox="0 0 140 247" svg:d="M27 90h-27v17h27v123h-25v17c13 0 28-1 45-1 13 0 36 0 49 1v-17h-31v-123h40v-17h-42v-35c0-39 27-42 35-42 2 0 4 0 6 0-5 4-8 11-8 18 0 15 13 22 22 22 11 0 22-8 22-22 0-15-13-31-41-31-34 0-72 15-72 55z">
            <text:p/>
          </draw:path>
          <draw:path draw:style-name="gr5" draw:text-style-name="P4" draw:layer="layout" svg:width="0.162cm" svg:height="0.161cm" svg:x="5.855cm" svg:y="16.409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6.177cm" svg:y="16.324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6.404cm" svg:y="16.324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6.508cm" svg:y="16.412cm" svg:viewBox="0 0 196 158" svg:d="M170 24c2-5 3-7 26-7v-17c-9 1-19 1-28 1s-25-1-32-1v17c6 0 17 1 17 4 0 0-1 1-2 4l-41 88-45-96h19v-17c-12 1-43 1-44 1-10 0-26-1-40-1v17h23l61 133c5 8 9 8 14 8 6 0 9-1 13-8z">
            <text:p/>
          </draw:path>
          <draw:path draw:style-name="gr5" draw:text-style-name="P4" draw:layer="layout" svg:width="0.084cm" svg:height="0.244cm" svg:x="6.728cm" svg:y="16.324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6.837cm" svg:y="16.409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084cm" svg:height="0.244cm" svg:x="6.999cm" svg:y="16.324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7.105cm" svg:y="16.409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7.311cm" svg:y="16.41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</draw:g>
        <draw:g>
          <svg:title>TexMaths</svg:title>
          <svg:desc>10§latex§\begin{align*}
&amp; \alpha_x+\alpha_y+\alpha_z-3 \\
&amp;~~~~~~~= 0  \\
&amp; \text{~~{\bf unsafe division}}\\
\end{align*}

§svg§600§FALSE§</svg:desc>
          <draw:polygon draw:style-name="gr4" draw:text-style-name="P3" draw:layer="layout" svg:width="2.834cm" svg:height="1.28cm" svg:x="8.918cm" svg:y="15.292cm" svg:viewBox="0 0 2835 1281" draw:points="1418,1281 0,1281 0,0 2835,0 2835,1281">
            <text:p/>
          </draw:polygon>
          <draw:path draw:style-name="gr5" draw:text-style-name="P4" draw:layer="layout" svg:width="0.197cm" svg:height="0.159cm" svg:x="8.932cm" svg:y="15.36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9.154cm" svg:y="15.462cm" svg:viewBox="0 0 133 112" svg:d="M50 83c-3 9-11 22-23 22-1 0-9 0-14-3 10-4 11-13 11-14 0-6-4-9-10-9-7 0-14 6-14 15 0 12 14 18 26 18 11 0 22-7 28-18 6 13 19 18 29 18 29 0 44-31 44-38 0-3-3-3-4-3-4 0-4 1-5 4-5 17-20 30-34 30-10 0-15-7-15-16 0-7 6-29 13-57 5-19 16-25 24-25 1 0 8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9.417cm" svg:y="15.313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9.762cm" svg:y="15.36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9.983cm" svg:y="15.462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234cm" svg:x="10.238cm" svg:y="15.313cm" svg:viewBox="0 0 235 235" svg:d="M125 125h98c5 0 12 0 12-7 0-8-7-8-12-8h-98v-98c0-5 0-12-7-12s-8 7-8 12v98h-98c-5 0-12 0-12 8 0 7 7 7 12 7h98v98c0 5 0 12 8 12 7 0 7-7 7-12z">
            <text:p/>
          </draw:path>
          <draw:path draw:style-name="gr5" draw:text-style-name="P4" draw:layer="layout" svg:width="0.197cm" svg:height="0.159cm" svg:x="10.583cm" svg:y="15.36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0.808cm" svg:y="15.462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11.062cm" svg:y="15.423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11.398cm" svg:y="15.284cm" svg:viewBox="0 0 147 243" svg:d="M88 111c29-10 49-34 49-62 0-29-31-49-65-49-36 0-62 21-62 48 0 12 7 18 18 18s18-7 18-18c0-17-17-17-22-17 11-18 34-22 47-22 14 0 34 8 34 39 0 5-1 25-10 41-11 17-23 18-32 18-3 0-11 1-13 1-3 0-6 1-6 4 0 4 3 4 9 4h15c29 0 42 24 42 59 0 48-24 58-40 58-15 0-41-6-54-27 13 2 24-6 24-19s-10-20-20-20c-9 0-20 5-20 20 0 33 33 56 71 56 44 0 76-32 76-68 0-29-22-57-59-64z">
            <text:p/>
          </draw:path>
          <draw:path draw:style-name="gr5" draw:text-style-name="P4" draw:layer="layout" svg:width="0.234cm" svg:height="0.082cm" svg:x="9.855cm" svg:y="15.91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219cm" svg:y="15.811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2cm" svg:height="0.16cm" svg:x="9.168cm" svg:y="16.414cm" svg:viewBox="0 0 201 161" svg:d="M139 134v27l62-2v-16c-22 0-24 0-24-14v-129l-65 3v16c22 0 25 0 25 14v68c0 29-18 48-44 48-27 0-28-9-28-28v-121l-65 3v16c22 0 24 0 24 14v83c0 37 29 45 64 45 9 0 35 0 51-27z">
            <text:p/>
          </draw:path>
          <draw:path draw:style-name="gr5" draw:text-style-name="P4" draw:layer="layout" svg:width="0.2cm" svg:height="0.158cm" svg:x="9.392cm" svg:y="16.414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  <draw:path draw:style-name="gr5" draw:text-style-name="P4" draw:layer="layout" svg:width="0.132cm" svg:height="0.161cm" svg:x="9.613cm" svg:y="16.413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9.77cm" svg:y="16.413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9.969cm" svg:y="16.326cm" svg:viewBox="0 0 140 247" svg:d="M27 90h-27v17h27v123h-25v17c12 0 28-1 45-1 13 0 36 0 49 1v-17h-31v-123h40v-17h-42v-35c0-39 27-42 35-42 2 0 4 0 6 0-5 4-8 11-8 18 0 15 13 22 22 22 10 0 22-8 22-22 0-15-13-31-41-31-34 0-72 15-72 55z">
            <text:p/>
          </draw:path>
          <draw:path draw:style-name="gr5" draw:text-style-name="P4" draw:layer="layout" svg:width="0.162cm" svg:height="0.161cm" svg:x="10.089cm" svg:y="16.413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10.41cm" svg:y="16.328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10.637cm" svg:y="16.328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10.741cm" svg:y="16.416cm" svg:viewBox="0 0 196 158" svg:d="M170 24c2-5 3-7 26-7v-17c-9 1-19 1-28 1s-25-1-32-1v17c6 0 17 1 17 4 0 0-1 1-2 4l-41 88-45-96h19v-17c-12 1-43 1-44 1-10 0-25-1-40-1v17h23l61 133c5 8 9 8 14 8 6 0 9-1 13-8z">
            <text:p/>
          </draw:path>
          <draw:path draw:style-name="gr5" draw:text-style-name="P4" draw:layer="layout" svg:width="0.084cm" svg:height="0.244cm" svg:x="10.961cm" svg:y="16.328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11.07cm" svg:y="16.413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6 11 35 11 42 11 11 0 65 0 65-51 0-16-7-28-19-38-14-10-25-12-53-17z">
            <text:p/>
          </draw:path>
          <draw:path draw:style-name="gr5" draw:text-style-name="P4" draw:layer="layout" svg:width="0.084cm" svg:height="0.244cm" svg:x="11.232cm" svg:y="16.328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11.338cm" svg:y="16.413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11.544cm" svg:y="16.414cm" svg:viewBox="0 0 201 159" svg:d="M24 33v110h-24v16c10 0 31-1 45-1 13 0 34 1 44 1v-16h-24v-74c0-39 30-56 52-56 12 0 20 7 20 34v96h-25v16c10 0 31-1 45-1s34 1 44 1v-16h-24v-92c0-37-19-51-54-51-34 0-53 20-62 38v-38l-61 3v16c22 0 24 0 24 14z">
            <text:p/>
          </draw:path>
        </draw:g>
        <draw:g>
          <svg:title>TexMaths</svg:title>
          <svg:desc>10§latex§\begin{align*}
&amp; \alpha_x+\alpha_y+\alpha_z-3 \\
&amp;~~~~= -1 \neq 0  \\
&amp; \text{~~~{\bf safe division}}\\
\end{align*}

§svg§600§FALSE§</svg:desc>
          <draw:polygon draw:style-name="gr4" draw:text-style-name="P3" draw:layer="layout" svg:width="2.64cm" svg:height="1.28cm" svg:x="13.221cm" svg:y="15.295cm" svg:viewBox="0 0 2641 1281" draw:points="1321,1281 0,1281 0,0 2641,0 2641,1281">
            <text:p/>
          </draw:polygon>
          <draw:path draw:style-name="gr5" draw:text-style-name="P4" draw:layer="layout" svg:width="0.197cm" svg:height="0.159cm" svg:x="13.235cm" svg:y="15.36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3.457cm" svg:y="15.465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13.72cm" svg:y="15.316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14.065cm" svg:y="15.36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4.286cm" svg:y="15.465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234cm" svg:x="14.541cm" svg:y="15.316cm" svg:viewBox="0 0 235 235" svg:d="M125 125h98c5 0 12 0 12-7 0-8-7-8-12-8h-98v-98c0-5 0-12-7-12-8 0-8 7-8 12v98h-98c-5 0-12 0-12 8 0 7 7 7 12 7h98v98c0 5 0 12 8 12 7 0 7-7 7-12z">
            <text:p/>
          </draw:path>
          <draw:path draw:style-name="gr5" draw:text-style-name="P4" draw:layer="layout" svg:width="0.197cm" svg:height="0.159cm" svg:x="14.886cm" svg:y="15.36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5.111cm" svg:y="15.465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15.365cm" svg:y="15.426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15.701cm" svg:y="15.287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234cm" svg:height="0.082cm" svg:x="13.807cm" svg:y="15.91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4.186cm" svg:y="15.953cm" svg:viewBox="0 0 216 15" svg:d="M203 15c6 0 13 0 13-7 0-8-7-8-13-8h-191c-6 0-12 0-12 8 0 7 6 7 12 7z">
            <text:p/>
          </draw:path>
          <draw:path draw:style-name="gr5" draw:text-style-name="P4" draw:layer="layout" svg:width="0.116cm" svg:height="0.234cm" svg:x="14.461cm" svg:y="15.814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75cm" svg:height="0.328cm" svg:x="14.751cm" svg:y="15.796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14.722cm" svg:y="15.91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5.086cm" svg:y="15.81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32cm" svg:height="0.161cm" svg:x="13.586cm" svg:y="16.416cm" svg:viewBox="0 0 133 162" svg:d="M61 56c-13-2-36-6-36-23 0-22 33-22 40-22 26 0 40 11 42 30 0 5 0 7 8 7s8-2 8-10v-28c0-7 0-10-6-10-2 0-2 0-16 7-9-5-22-7-36-7-10 0-65 0-65 46 0 14 7 24 14 30 14 12 28 15 55 19 13 3 39 7 39 28 0 27-32 27-40 27-38 0-47-26-51-41-2-5-4-5-8-5-9 0-9 2-9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13.743cm" svg:y="16.416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13.942cm" svg:y="16.329cm" svg:viewBox="0 0 140 247" svg:d="M27 90h-27v17h27v123h-25v17c13 0 28-1 45-1 13 0 36 0 49 1v-17h-31v-123h40v-17h-42v-35c0-39 27-42 35-42 2 0 4 0 6 0-5 4-8 11-8 18 0 15 13 22 22 22 11 0 22-8 22-22 0-15-13-31-41-31-34 0-72 15-72 55z">
            <text:p/>
          </draw:path>
          <draw:path draw:style-name="gr5" draw:text-style-name="P4" draw:layer="layout" svg:width="0.162cm" svg:height="0.161cm" svg:x="14.061cm" svg:y="16.416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14.383cm" svg:y="16.331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14.61cm" svg:y="16.331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14.714cm" svg:y="16.419cm" svg:viewBox="0 0 196 158" svg:d="M170 24c2-5 3-7 26-7v-17c-9 1-19 1-28 1s-25-1-32-1v17c6 0 17 1 17 4 0 0-1 1-2 4l-41 88-45-96h19v-17c-12 1-43 1-44 1-10 0-26-1-40-1v17h23l61 133c5 8 9 8 14 8 6 0 9-1 13-8z">
            <text:p/>
          </draw:path>
          <draw:path draw:style-name="gr5" draw:text-style-name="P4" draw:layer="layout" svg:width="0.084cm" svg:height="0.244cm" svg:x="14.934cm" svg:y="16.331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15.043cm" svg:y="16.416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084cm" svg:height="0.244cm" svg:x="15.205cm" svg:y="16.331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15.311cm" svg:y="16.416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15.517cm" svg:y="16.417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</draw:g>
        <draw:g>
          <svg:title>TexMaths</svg:title>
          <svg:desc>10§latex§\begin{align*}
&amp; \alpha_x+\alpha_y+\alpha_z-3 \\
&amp;~~~~= -3 \neq 0  \\
&amp; \text{~~~{\bf safe division}}\\
\end{align*}§svg§600§FALSE§</svg:desc>
          <draw:polygon draw:style-name="gr4" draw:text-style-name="P3" draw:layer="layout" svg:width="2.64cm" svg:height="1.28cm" svg:x="17.123cm" svg:y="15.297cm" svg:viewBox="0 0 2641 1281" draw:points="1321,1281 0,1281 0,0 2641,0 2641,1281">
            <text:p/>
          </draw:polygon>
          <draw:path draw:style-name="gr5" draw:text-style-name="P4" draw:layer="layout" svg:width="0.197cm" svg:height="0.159cm" svg:x="17.137cm" svg:y="15.36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7.359cm" svg:y="15.467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17.622cm" svg:y="15.318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17.967cm" svg:y="15.36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8.188cm" svg:y="15.467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234cm" svg:x="18.443cm" svg:y="15.318cm" svg:viewBox="0 0 235 235" svg:d="M125 125h98c5 0 12 0 12-7 0-8-7-8-12-8h-98v-98c0-5 0-12-7-12-8 0-8 7-8 12v98h-98c-5 0-12 0-12 8 0 7 7 7 12 7h98v98c0 5 0 12 8 12 7 0 7-7 7-12z">
            <text:p/>
          </draw:path>
          <draw:path draw:style-name="gr5" draw:text-style-name="P4" draw:layer="layout" svg:width="0.197cm" svg:height="0.159cm" svg:x="18.788cm" svg:y="15.36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9.013cm" svg:y="15.467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19.267cm" svg:y="15.428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19.603cm" svg:y="15.289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234cm" svg:height="0.082cm" svg:x="17.709cm" svg:y="15.92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8.088cm" svg:y="15.955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18.346cm" svg:y="15.816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175cm" svg:height="0.328cm" svg:x="18.653cm" svg:y="15.798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18.624cm" svg:y="15.92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8.988cm" svg:y="15.816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32cm" svg:height="0.161cm" svg:x="17.488cm" svg:y="16.418cm" svg:viewBox="0 0 133 162" svg:d="M61 56c-13-2-36-6-36-23 0-22 33-22 40-22 26 0 40 11 42 30 0 5 0 7 8 7s8-2 8-10v-28c0-7 0-10-6-10-2 0-2 0-16 7-9-5-22-7-36-7-10 0-65 0-65 46 0 14 7 24 14 30 14 12 28 15 55 19 13 3 39 7 39 28 0 27-32 27-40 27-38 0-47-26-51-41-2-5-4-5-8-5-9 0-9 2-9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17.645cm" svg:y="16.418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17.844cm" svg:y="16.331cm" svg:viewBox="0 0 140 247" svg:d="M27 90h-27v17h27v123h-25v17c13 0 28-1 45-1 13 0 36 0 49 1v-17h-31v-123h40v-17h-42v-35c0-39 27-42 35-42 2 0 4 0 6 0-5 4-8 11-8 18 0 15 13 22 22 22 11 0 22-8 22-22 0-15-13-31-41-31-34 0-72 15-72 55z">
            <text:p/>
          </draw:path>
          <draw:path draw:style-name="gr5" draw:text-style-name="P4" draw:layer="layout" svg:width="0.162cm" svg:height="0.161cm" svg:x="17.963cm" svg:y="16.418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18.285cm" svg:y="16.333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18.512cm" svg:y="16.333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18.616cm" svg:y="16.421cm" svg:viewBox="0 0 196 158" svg:d="M170 24c2-5 3-7 26-7v-17c-9 1-19 1-28 1s-25-1-32-1v17c6 0 17 1 17 4 0 0-1 1-2 4l-41 88-45-96h19v-17c-12 1-43 1-44 1-10 0-26-1-40-1v17h23l61 133c5 8 9 8 14 8 6 0 9-1 13-8z">
            <text:p/>
          </draw:path>
          <draw:path draw:style-name="gr5" draw:text-style-name="P4" draw:layer="layout" svg:width="0.084cm" svg:height="0.244cm" svg:x="18.836cm" svg:y="16.333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18.945cm" svg:y="16.418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084cm" svg:height="0.244cm" svg:x="19.107cm" svg:y="16.333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19.213cm" svg:y="16.418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19.419cm" svg:y="16.419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16.9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1:01:55.286627654</meta:creation-date>
    <dc:date>2016-04-05T17:28:29.182055341</dc:date>
    <meta:editing-duration>PT1H49M32S</meta:editing-duration>
    <meta:editing-cycles>15</meta:editing-cycles>
    <meta:generator>LibreOffice/5.0.5.2$Linux_X86_64 LibreOffice_project/00m0$Build-2</meta:generator>
    <meta:document-statistic meta:object-count="837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xcolor}§\newcommand{\highlight}[1]{\colorbox{gray!20}{$\displaystyle#1$}}</meta:user-defined>
  </office:meta>
</office:document-meta>
</file>